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toolbar/custom_spec.xml" manifest:media-type=""/>
  <manifest:file-entry manifest:full-path="Configurations2/" manifest:media-type="application/vnd.sun.xml.ui.configuration"/>
  <manifest:file-entry manifest:full-path="Scripts/python/doc/help.html" manifest:media-type="application/binary"/>
  <manifest:file-entry manifest:full-path="Scripts/python/doc/help.py" manifest:media-type="application/binary"/>
  <manifest:file-entry manifest:full-path="Scripts/python/doc/" manifest:media-type="application/binary"/>
  <manifest:file-entry manifest:full-path="Scripts/python/spec.py" manifest:media-type="application/binary"/>
  <manifest:file-entry manifest:full-path="Scripts/python/listener.py" manifest:media-type="application/binary"/>
  <manifest:file-entry manifest:full-path="Scripts/python/pythonpath/textwidth.py" manifest:media-type="application/binary"/>
  <manifest:file-entry manifest:full-path="Scripts/python/pythonpath/kicadnet.py" manifest:media-type="application/binary"/>
  <manifest:file-entry manifest:full-path="Scripts/python/pythonpath/schematic.py" manifest:media-type="application/binary"/>
  <manifest:file-entry manifest:full-path="Scripts/python/pythonpath/common.py" manifest:media-type="application/binary"/>
  <manifest:file-entry manifest:full-path="Scripts/python/pythonpath/config.py" manifest:media-type="application/binary"/>
  <manifest:file-entry manifest:full-path="Scripts/python/pythonpath/" manifest:media-type="application/binary"/>
  <manifest:file-entry manifest:full-path="Scripts/python/stamp.py" manifest:media-type="application/binary"/>
  <manifest:file-entry manifest:full-path="Scripts/python/settings.py" manifest:media-type="application/binary"/>
  <manifest:file-entry manifest:full-path="Scripts/python/settings.ini" manifest:media-type=""/>
  <manifest:file-entry manifest:full-path="Scripts/python/" manifest:media-type="application/binary"/>
  <manifest:file-entry manifest:full-path="Scripts/" manifest:media-type="application/binary"/>
  <manifest:file-entry manifest:full-path="Pictures/10002F79000052220000741E9715A426.svg" manifest:media-type="image/svg+xml"/>
  <manifest:file-entry manifest:full-path="Pictures/10002B5A000052220000741ECC181E71.svg" manifest:media-type="image/svg+xml"/>
  <manifest:file-entry manifest:full-path="Pictures/10003111000052220000741E6E5CBB07.svg" manifest:media-type="image/svg+xml"/>
  <manifest:file-entry manifest:full-path="Pictures/1000353C000052220000741E7F532E21.svg" manifest:media-type="image/svg+xml"/>
  <manifest:file-entry manifest:full-path="Pictures/10001E61000052220000741E18FF1FDE.svg" manifest:media-type="image/svg+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Fonts/Font_OpenGost_Type_B_TT_1.ttf" manifest:media-type="application/x-font-ttf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>
    <office:event-listeners>
      <script:event-listener script:language="ooo:script" script:event-name="office:new" xlink:href="vnd.sun.star.script:listener.py$init?language=Python&amp;location=document" xlink:type="simple"/>
      <script:event-listener script:language="ooo:script" script:event-name="dom:load" xlink:href="vnd.sun.star.script:listener.py$init?language=Python&amp;location=document" xlink:type="simple"/>
      <script:event-listener script:language="ooo:script" script:event-name="dom:unload" xlink:href="vnd.sun.star.script:listener.py$cleanup?language=Python&amp;location=document" xlink:type="simple"/>
    </office:event-listeners>
  </office:scripts>
  <office:font-face-decls>
    <style:font-face style:name="OpenGost Type B TT" svg:font-family="'OpenGost Type B TT'" style:font-adornments="Regular">
      <svg:font-face-src>
        <svg:font-face-uri xlink:href="Fonts/Font_OpenGost_Type_B_TT_1.ttf" xlink:type="simple" loext:font-style="normal" loext:font-weight="normal">
          <svg:font-face-format svg:string="truetype"/>
        </svg:font-face-uri>
      </svg:font-face-src>
    </style:font-face>
    <style:font-face style:name="OpenGost Type B TT1" svg:font-family="'OpenGost Type B TT'" style:font-adornments="Regular" style:font-pitch="variable">
      <svg:font-face-src>
        <svg:font-face-uri xlink:href="Fonts/Font_OpenGost_Type_B_TT_1.ttf" xlink:type="simple" loext:font-style="normal" loext:font-weight="normal">
          <svg:font-face-format svg:string="truetype"/>
        </svg:font-face-uri>
      </svg:font-face-src>
    </style:font-face>
    <style:font-face style:name="OpenGost Type B TT2" svg:font-family="'OpenGost Type B TT'" style:font-adornments="Regular" style:font-family-generic="swiss" style:font-pitch="variable">
      <svg:font-face-src>
        <svg:font-face-uri xlink:href="Fonts/Font_OpenGost_Type_B_TT_1.ttf" xlink:type="simple" loext:font-style="normal" loext:font-weight="normal">
          <svg:font-face-format svg:string="truetype"/>
        </svg:font-face-uri>
      </svg:font-face-src>
    </style:font-face>
  </office:font-face-decls>
  <office:automatic-styles>
    <style:style style:name="Спецификация" style:family="table">
      <style:table-properties style:width="18.5cm" fo:margin-left="2cm" table:align="left"/>
    </style:style>
    <style:style style:name="Спецификация.A" style:family="table-column">
      <style:table-column-properties style:column-width="0.598cm"/>
    </style:style>
    <style:style style:name="Спецификация.B" style:family="table-column">
      <style:table-column-properties style:column-width="0.6cm"/>
    </style:style>
    <style:style style:name="Спецификация.C" style:family="table-column">
      <style:table-column-properties style:column-width="0.801cm"/>
    </style:style>
    <style:style style:name="Спецификация.D" style:family="table-column">
      <style:table-column-properties style:column-width="6.999cm"/>
    </style:style>
    <style:style style:name="Спецификация.E" style:family="table-column">
      <style:table-column-properties style:column-width="6.301cm"/>
    </style:style>
    <style:style style:name="Спецификация.F" style:family="table-column">
      <style:table-column-properties style:column-width="0.998cm"/>
    </style:style>
    <style:style style:name="Спецификация.G" style:family="table-column">
      <style:table-column-properties style:column-width="2.203cm"/>
    </style:style>
    <style:style style:name="Спецификация.1" style:family="table-row">
      <style:table-row-properties style:row-height="1.499cm"/>
    </style:style>
    <style:style style:name="Спецификация.A1" style:family="table-cell">
      <style:table-cell-properties style:vertical-align="middle" fo:padding-left="0cm" fo:padding-right="0.101cm" fo:padding-top="0.049cm" fo:padding-bottom="0.049cm" fo:border-left="none" fo:border-right="none" fo:border-top="none" fo:border-bottom="1.4pt solid #000000"/>
    </style:style>
    <style:style style:name="Спецификация.B1" style:family="table-cell">
      <style:table-cell-properties style:vertical-align="middle" fo:padding-left="0cm" fo:padding-right="0.101cm" fo:padding-top="0.049cm" fo:padding-bottom="0.049cm" fo:border-left="1.4pt solid #000000" fo:border-right="none" fo:border-top="none" fo:border-bottom="1.4pt solid #000000"/>
    </style:style>
    <style:style style:name="Спецификация.C1" style:family="table-cell">
      <style:table-cell-properties style:vertical-align="middle" fo:padding="0.049cm" fo:border-left="1.4pt solid #000000" fo:border-right="none" fo:border-top="none" fo:border-bottom="1.4pt solid #000000"/>
    </style:style>
    <style:style style:name="Спецификация.2" style:family="table-row">
      <style:table-row-properties style:row-height="0.827cm"/>
    </style:style>
    <style:style style:name="Спецификация.A2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E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F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G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3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3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3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3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E3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F3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G3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4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4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4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4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E4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F4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G4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5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5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5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5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F5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G5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6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6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6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6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F6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G6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7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7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7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7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F7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G7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8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8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8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8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E8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F8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G8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9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9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9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9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F9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G9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10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10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10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10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E10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F10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G10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11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11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11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11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G11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12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1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1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1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E1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F1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G1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13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13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13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13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F13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G13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14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14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14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14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E14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F14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G14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15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15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15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15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16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16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16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16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F16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G16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17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17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17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17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18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18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18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18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19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19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19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19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20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20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20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20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E20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F20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G20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21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21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21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21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22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2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2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2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23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23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23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23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24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24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24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24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25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25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25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25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E25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F25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G25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26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26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26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26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27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27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27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27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E27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F27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G27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28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28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28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28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29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29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29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29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E29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F29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G29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30" style:family="table-row">
      <style:table-row-properties style:row-height="0.801cm"/>
    </style:style>
    <style:style style:name="Спецификация.A30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30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30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30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E30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F30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G30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31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31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31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31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32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3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3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3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33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33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33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33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E33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F33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34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34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34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34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35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35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35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35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E35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F35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G35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36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36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36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36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37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37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37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37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38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38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38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38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E38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F38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G38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39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39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39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39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40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40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40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40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E40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F40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G40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41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41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41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41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42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4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4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4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43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43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43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43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44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44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44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44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45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45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45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45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46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46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46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46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47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47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47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47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E47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F47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G47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48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48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48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48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49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49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49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49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E49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F49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G49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50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50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50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50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51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51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51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51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P1" style:family="paragraph" style:parent-style-name="Заголовок_20_графы_20_форматной_20_рамки">
      <style:text-properties style:text-scale="90%"/>
    </style:style>
    <style:style style:name="P2" style:family="paragraph" style:parent-style-name="Заголовок_20_графы_20_форматной_20_рамки">
      <style:paragraph-properties fo:margin-left="0.049cm" fo:margin-right="0cm" fo:text-align="start" style:justify-single-word="false" fo:text-indent="0cm" style:auto-text-indent="false"/>
    </style:style>
    <style:style style:name="P3" style:family="paragraph" style:parent-style-name="Значение_20_графы_20_форматной_20_рамки">
      <style:paragraph-properties fo:margin-left="0.049cm" fo:margin-right="0cm" fo:text-align="start" style:justify-single-word="false" fo:text-indent="0cm" style:auto-text-indent="false"/>
    </style:style>
    <style:style style:name="P4" style:family="paragraph" style:parent-style-name="Значение_20_графы_20_форматной_20_рамки">
      <style:text-properties fo:font-size="18pt" style:font-size-asian="18pt" style:font-size-complex="18pt"/>
    </style:style>
    <style:style style:name="P5" style:family="paragraph" style:parent-style-name="Значение_20_графы_20_форматной_20_рамки">
      <style:text-properties fo:font-size="36pt" style:font-size-asian="36pt" style:font-size-complex="36pt"/>
    </style:style>
    <style:style style:name="P6" style:family="paragraph" style:parent-style-name="Заголовок_20_графы_20_форматной_20_рамки">
      <style:paragraph-properties fo:margin-left="0.049cm" fo:margin-right="0cm" fo:text-align="start" style:justify-single-word="false" fo:text-indent="0cm" style:auto-text-indent="false"/>
      <style:text-properties style:text-scale="97%"/>
    </style:style>
    <style:style style:name="P7" style:family="paragraph" style:parent-style-name="Заголовок_20_графы_20_таблицы">
      <style:text-properties style:text-rotation-angle="90" style:text-rotation-scale="line-height"/>
    </style:style>
    <style:style style:name="P8" style:family="paragraph" style:parent-style-name="Заголовок_20_графы_20_таблицы">
      <style:text-properties style:text-rotation-angle="90" style:text-rotation-scale="line-height" style:text-scale="85%"/>
    </style:style>
    <style:style style:name="P9" style:family="paragraph" style:parent-style-name="Кол.">
      <style:text-properties style:text-scale="100%"/>
    </style:style>
    <style:style style:name="P10" style:family="paragraph" style:parent-style-name="Наименование">
      <style:text-properties style:text-scale="100%"/>
    </style:style>
    <style:style style:name="P11" style:family="paragraph" style:parent-style-name="Наименование">
      <style:text-properties officeooo:paragraph-rsid="009d4390" style:text-scale="100%"/>
    </style:style>
    <style:style style:name="P12" style:family="paragraph" style:parent-style-name="Наименование">
      <style:text-properties style:text-scale="98%"/>
    </style:style>
    <style:style style:name="P13" style:family="paragraph" style:parent-style-name="Поз.">
      <style:text-properties style:text-scale="100%"/>
    </style:style>
    <style:style style:name="P14" style:family="paragraph" style:parent-style-name="Примечание">
      <style:text-properties style:text-scale="100%"/>
    </style:style>
    <style:style style:name="P15" style:family="paragraph" style:parent-style-name="Пустой" style:master-page-name="Первый_20_лист_20_1">
      <style:paragraph-properties style:page-number="auto"/>
    </style:style>
    <style:style style:name="P16" style:family="paragraph" style:parent-style-name="Формат">
      <style:text-properties style:text-scale="86%"/>
    </style:style>
    <style:style style:name="T1" style:family="text">
      <style:text-properties officeooo:rsid="009d29e7"/>
    </style:style>
    <style:style style:name="T2" style:family="text">
      <style:text-properties style:font-name="OpenGost Type B TT" officeooo:rsid="009d29e7"/>
    </style:style>
    <style:style style:name="T3" style:family="text">
      <style:text-properties style:font-name="OpenGost Type B TT1" officeooo:rsid="009d29e7"/>
    </style:style>
    <style:style style:name="T4" style:family="text">
      <style:text-properties style:font-name="OpenGost Type B TT1" officeooo:rsid="009d4390"/>
    </style:style>
    <style:style style:name="T5" style:family="text">
      <style:text-properties fo:language="en" fo:country="US" officeooo:rsid="009d29e7"/>
    </style:style>
    <style:style style:name="T6" style:family="text">
      <style:text-properties fo:language="en" fo:country="US" officeooo:rsid="009d4390"/>
    </style:style>
    <style:style style:name="T7" style:family="text">
      <style:text-properties officeooo:rsid="009d4390"/>
    </style:style>
    <style:style style:name="fr1" style:family="graphic" style:parent-style-name="Frame">
      <style:graphic-properties fo:margin-left="0cm" fo:margin-right="0cm" fo:margin-top="0cm" fo:margin-bottom="0cm" style:protect="content size position" style:wrap="run-through" style:number-wrapped-paragraphs="no-limit" style:vertical-pos="from-top" style:vertical-rel="page" style:horizontal-pos="from-left" style:horizontal-rel="page" fo:padding="0cm" fo:border="none" style:writing-mode="lr-tb" draw:textarea-vertical-align="middle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protect="content size position" style:wrap="run-through" style:number-wrapped-paragraphs="no-limit" style:vertical-pos="from-top" style:vertical-rel="page" style:horizontal-pos="from-left" style:horizontal-rel="page" fo:padding-left="0cm" fo:padding-right="0cm" fo:padding-top="0.101cm" fo:padding-bottom="0cm" fo:border="none" style:writing-mode="lr-tb" draw:textarea-vertical-align="top">
        <style:columns fo:column-count="1" fo:column-gap="0cm"/>
      </style:graphic-properties>
    </style:style>
    <style:style style:name="fr3" style:family="graphic" style:parent-style-name="Frame">
      <style:graphic-properties fo:margin-left="0cm" fo:margin-right="0cm" fo:margin-top="0cm" fo:margin-bottom="0cm" style:protect="size position" style:wrap="run-through" style:number-wrapped-paragraphs="no-limit" style:vertical-pos="from-top" style:vertical-rel="page" style:horizontal-pos="from-left" style:horizontal-rel="page" fo:padding="0cm" fo:border="none" style:writing-mode="lr-tb" draw:textarea-vertical-align="middle">
        <style:columns fo:column-count="1" fo:column-gap="0cm"/>
      </style:graphic-properties>
    </style:style>
    <style:style style:name="fr4" style:family="graphic" style:parent-style-name="Frame">
      <style:graphic-properties fo:margin-left="0cm" fo:margin-right="0cm" fo:margin-top="0cm" fo:margin-bottom="0cm" style:protect="size position" style:wrap="run-through" style:number-wrapped-paragraphs="no-limit" style:vertical-pos="from-top" style:vertical-rel="page" style:horizontal-pos="from-left" style:horizontal-rel="page" fo:padding-left="0cm" fo:padding-right="0cm" fo:padding-top="0.101cm" fo:padding-bottom="0cm" fo:border="none" style:writing-mode="lr-tb" draw:textarea-vertical-align="top">
        <style:columns fo:column-count="1" fo:column-gap="0cm"/>
      </style:graphic-properties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variable-decls>
        <text:variable-decl office:value-type="float" text:name="Позиция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/>
      <table:table table:name="Спецификация" table:style-name="Спецификация">
        <table:table-column table:style-name="Спецификация.A"/>
        <table:table-column table:style-name="Спецификация.B"/>
        <table:table-column table:style-name="Спецификация.C"/>
        <table:table-column table:style-name="Спецификация.D"/>
        <table:table-column table:style-name="Спецификация.E"/>
        <table:table-column table:style-name="Спецификация.F"/>
        <table:table-column table:style-name="Спецификация.G"/>
        <table:table-header-rows>
          <table:table-row table:style-name="Спецификация.1">
            <table:table-cell table:style-name="Спецификация.A1" office:value-type="string">
              <text:p text:style-name="P8">Формат</text:p>
            </table:table-cell>
            <table:table-cell table:style-name="Спецификация.B1" office:value-type="string">
              <text:p text:style-name="P7">Зона</text:p>
            </table:table-cell>
            <table:table-cell table:style-name="Спецификация.C1" office:value-type="string">
              <text:p text:style-name="P7">Поз.</text:p>
            </table:table-cell>
            <table:table-cell table:style-name="Спецификация.C1" office:value-type="string">
              <text:p text:style-name="Заголовок_20_графы_20_таблицы">Обозначение</text:p>
            </table:table-cell>
            <table:table-cell table:style-name="Спецификация.C1" office:value-type="string">
              <text:p text:style-name="Заголовок_20_графы_20_таблицы">Наименование</text:p>
            </table:table-cell>
            <table:table-cell table:style-name="Спецификация.C1" office:value-type="string">
              <text:p text:style-name="P7">Кол.</text:p>
            </table:table-cell>
            <table:table-cell table:style-name="Спецификация.C1" office:value-type="string">
              <text:p text:style-name="Заголовок_20_графы_20_таблицы">Приме-<text:line-break/>чание</text:p>
            </table:table-cell>
          </table:table-row>
        </table:table-header-rows>
        <table:table-row table:style-name="Спецификация.2">
          <table:table-cell table:style-name="Спецификация.A2" office:value-type="string">
            <text:p text:style-name="Формат"/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C2" office:value-type="string">
            <text:p text:style-name="Поз."/>
          </table:table-cell>
          <table:table-cell table:style-name="Спецификация.D2" office:value-type="string">
            <text:p text:style-name="Обозначение"/>
          </table:table-cell>
          <table:table-cell table:style-name="Спецификация.E2" office:value-type="string">
            <text:p text:style-name="Наименование"/>
          </table:table-cell>
          <table:table-cell table:style-name="Спецификация.F2" office:value-type="string">
            <text:p text:style-name="Кол."/>
          </table:table-cell>
          <table:table-cell table:style-name="Спецификация.G2" office:value-type="string">
            <text:p text:style-name="Примечание"/>
          </table:table-cell>
        </table:table-row>
        <table:table-row table:style-name="Спецификация.2">
          <table:table-cell table:style-name="Спецификация.A2" office:value-type="string">
            <text:p text:style-name="Формат"/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C2" office:value-type="string">
            <text:p text:style-name="Поз."/>
          </table:table-cell>
          <table:table-cell table:style-name="Спецификация.D2" office:value-type="string">
            <text:p text:style-name="Обозначение"/>
          </table:table-cell>
          <table:table-cell table:style-name="Спецификация.E3" office:value-type="string">
            <text:p text:style-name="Наименование_20__28_заголовок_20_раздела_29_">Документация</text:p>
          </table:table-cell>
          <table:table-cell table:style-name="Спецификация.F2" office:value-type="string">
            <text:p text:style-name="Кол."/>
          </table:table-cell>
          <table:table-cell table:style-name="Спецификация.G2" office:value-type="string">
            <text:p text:style-name="Примечание"/>
          </table:table-cell>
        </table:table-row>
        <table:table-row table:style-name="Спецификация.2">
          <table:table-cell table:style-name="Спецификация.A2" office:value-type="string">
            <text:p text:style-name="Формат"/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C2" office:value-type="string">
            <text:p text:style-name="Поз."/>
          </table:table-cell>
          <table:table-cell table:style-name="Спецификация.D2" office:value-type="string">
            <text:p text:style-name="Обозначение"/>
          </table:table-cell>
          <table:table-cell table:style-name="Спецификация.E2" office:value-type="string">
            <text:p text:style-name="Наименование"/>
          </table:table-cell>
          <table:table-cell table:style-name="Спецификация.F2" office:value-type="string">
            <text:p text:style-name="Кол."/>
          </table:table-cell>
          <table:table-cell table:style-name="Спецификация.G2" office:value-type="string">
            <text:p text:style-name="Примечание"/>
          </table:table-cell>
        </table:table-row>
        <table:table-row table:style-name="Спецификация.2">
          <table:table-cell table:style-name="Спецификация.A2" office:value-type="string">
            <text:p text:style-name="Формат"/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C2" office:value-type="string">
            <text:p text:style-name="Поз."/>
          </table:table-cell>
          <table:table-cell table:style-name="Спецификация.D2" office:value-type="string">
            <text:p text:style-name="Обозначение"/>
          </table:table-cell>
          <table:table-cell table:style-name="Спецификация.E3" office:value-type="string">
            <text:p text:style-name="P10">Схема электрическая</text:p>
          </table:table-cell>
          <table:table-cell table:style-name="Спецификация.F2" office:value-type="string">
            <text:p text:style-name="Кол."/>
          </table:table-cell>
          <table:table-cell table:style-name="Спецификация.G2" office:value-type="string">
            <text:p text:style-name="Примечание"/>
          </table:table-cell>
        </table:table-row>
        <table:table-row table:style-name="Спецификация.2">
          <table:table-cell table:style-name="Спецификация.A2" office:value-type="string">
            <text:p text:style-name="Формат"/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C2" office:value-type="string">
            <text:p text:style-name="Поз."/>
          </table:table-cell>
          <table:table-cell table:style-name="Спецификация.D2" office:value-type="string">
            <text:p text:style-name="Обозначение"/>
          </table:table-cell>
          <table:table-cell table:style-name="Спецификация.E3" office:value-type="string">
            <text:p text:style-name="P10">принципиальная</text:p>
          </table:table-cell>
          <table:table-cell table:style-name="Спецификация.F2" office:value-type="string">
            <text:p text:style-name="Кол."/>
          </table:table-cell>
          <table:table-cell table:style-name="Спецификация.G2" office:value-type="string">
            <text:p text:style-name="Примечание"/>
          </table:table-cell>
        </table:table-row>
        <table:table-row table:style-name="Спецификация.2">
          <table:table-cell table:style-name="Спецификация.A7" office:value-type="string">
            <text:p text:style-name="P16">A4</text:p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C2" office:value-type="string">
            <text:p text:style-name="Поз."/>
          </table:table-cell>
          <table:table-cell table:style-name="Спецификация.D2" office:value-type="string">
            <text:p text:style-name="Обозначение"/>
          </table:table-cell>
          <table:table-cell table:style-name="Спецификация.E3" office:value-type="string">
            <text:p text:style-name="P10">Перечень элементов</text:p>
          </table:table-cell>
          <table:table-cell table:style-name="Спецификация.F2" office:value-type="string">
            <text:p text:style-name="Кол."/>
          </table:table-cell>
          <table:table-cell table:style-name="Спецификация.G2" office:value-type="string">
            <text:p text:style-name="Примечание"/>
          </table:table-cell>
        </table:table-row>
        <table:table-row table:style-name="Спецификация.2">
          <table:table-cell table:style-name="Спецификация.A2" office:value-type="string">
            <text:p text:style-name="Формат"/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C2" office:value-type="string">
            <text:p text:style-name="Поз."/>
          </table:table-cell>
          <table:table-cell table:style-name="Спецификация.D2" office:value-type="string">
            <text:p text:style-name="Обозначение"/>
          </table:table-cell>
          <table:table-cell table:style-name="Спецификация.E2" office:value-type="string">
            <text:p text:style-name="Наименование"/>
          </table:table-cell>
          <table:table-cell table:style-name="Спецификация.F2" office:value-type="string">
            <text:p text:style-name="Кол."/>
          </table:table-cell>
          <table:table-cell table:style-name="Спецификация.G2" office:value-type="string">
            <text:p text:style-name="Примечание"/>
          </table:table-cell>
        </table:table-row>
        <table:table-row table:style-name="Спецификация.2">
          <table:table-cell table:style-name="Спецификация.A2" office:value-type="string">
            <text:p text:style-name="Формат"/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C2" office:value-type="string">
            <text:p text:style-name="Поз."/>
          </table:table-cell>
          <table:table-cell table:style-name="Спецификация.D2" office:value-type="string">
            <text:p text:style-name="Обозначение"/>
          </table:table-cell>
          <table:table-cell table:style-name="Спецификация.E3" office:value-type="string">
            <text:p text:style-name="Наименование_20__28_заголовок_20_раздела_29_">Детали</text:p>
          </table:table-cell>
          <table:table-cell table:style-name="Спецификация.F2" office:value-type="string">
            <text:p text:style-name="Кол."/>
          </table:table-cell>
          <table:table-cell table:style-name="Спецификация.G2" office:value-type="string">
            <text:p text:style-name="Примечание"/>
          </table:table-cell>
        </table:table-row>
        <table:table-row table:style-name="Спецификация.2">
          <table:table-cell table:style-name="Спецификация.A2" office:value-type="string">
            <text:p text:style-name="Формат"/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C2" office:value-type="string">
            <text:p text:style-name="Поз."/>
          </table:table-cell>
          <table:table-cell table:style-name="Спецификация.D2" office:value-type="string">
            <text:p text:style-name="Обозначение"/>
          </table:table-cell>
          <table:table-cell table:style-name="Спецификация.E2" office:value-type="string">
            <text:p text:style-name="Наименование"/>
          </table:table-cell>
          <table:table-cell table:style-name="Спецификация.F2" office:value-type="string">
            <text:p text:style-name="Кол."/>
          </table:table-cell>
          <table:table-cell table:style-name="Спецификация.G2" office:value-type="string">
            <text:p text:style-name="Примечание"/>
          </table:table-cell>
        </table:table-row>
        <table:table-row table:style-name="Спецификация.2">
          <table:table-cell table:style-name="Спецификация.A2" office:value-type="string">
            <text:p text:style-name="Формат"/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C2" office:value-type="string">
            <text:p text:style-name="P13"><text:variable-set text:name="Позиция" text:formula="ooow:Позиция+1" office:value-type="float" office:value="1" style:data-style-name="N0">1</text:variable-set></text:p>
          </table:table-cell>
          <table:table-cell table:style-name="Спецификация.D2" office:value-type="string">
            <text:p text:style-name="Обозначение"/>
          </table:table-cell>
          <table:table-cell table:style-name="Спецификация.E3" office:value-type="string">
            <text:p text:style-name="P10">Плата печатная</text:p>
          </table:table-cell>
          <table:table-cell table:style-name="Спецификация.E3" office:value-type="string">
            <text:p text:style-name="P9">1</text:p>
          </table:table-cell>
          <table:table-cell table:style-name="Спецификация.G2" office:value-type="string">
            <text:p text:style-name="Примечание"/>
          </table:table-cell>
        </table:table-row>
        <table:table-row table:style-name="Спецификация.2">
          <table:table-cell table:style-name="Спецификация.A2" office:value-type="string">
            <text:p text:style-name="Формат"/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C2" office:value-type="string">
            <text:p text:style-name="Поз."/>
          </table:table-cell>
          <table:table-cell table:style-name="Спецификация.D2" office:value-type="string">
            <text:p text:style-name="Обозначение"/>
          </table:table-cell>
          <table:table-cell table:style-name="Спецификация.E2" office:value-type="string">
            <text:p text:style-name="Наименование"/>
          </table:table-cell>
          <table:table-cell table:style-name="Спецификация.F2" office:value-type="string">
            <text:p text:style-name="Кол."/>
          </table:table-cell>
          <table:table-cell table:style-name="Спецификация.G2" office:value-type="string">
            <text:p text:style-name="Примечание"/>
          </table:table-cell>
        </table:table-row>
        <table:table-row table:style-name="Спецификация.2">
          <table:table-cell table:style-name="Спецификация.A2" office:value-type="string">
            <text:p text:style-name="Формат"/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C2" office:value-type="string">
            <text:p text:style-name="Поз."/>
          </table:table-cell>
          <table:table-cell table:style-name="Спецификация.D2" office:value-type="string">
            <text:p text:style-name="Обозначение"/>
          </table:table-cell>
          <table:table-cell table:style-name="Спецификация.E3" office:value-type="string">
            <text:p text:style-name="Наименование_20__28_заголовок_20_раздела_29_">Прочие изделия</text:p>
          </table:table-cell>
          <table:table-cell table:style-name="Спецификация.F2" office:value-type="string">
            <text:p text:style-name="Кол."/>
          </table:table-cell>
          <table:table-cell table:style-name="Спецификация.G2" office:value-type="string">
            <text:p text:style-name="Примечание"/>
          </table:table-cell>
        </table:table-row>
        <table:table-row table:style-name="Спецификация.2">
          <table:table-cell table:style-name="Спецификация.A2" office:value-type="string">
            <text:p text:style-name="Формат"/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C2" office:value-type="string">
            <text:p text:style-name="Поз."/>
          </table:table-cell>
          <table:table-cell table:style-name="Спецификация.D2" office:value-type="string">
            <text:p text:style-name="Обозначение"/>
          </table:table-cell>
          <table:table-cell table:style-name="Спецификация.E2" office:value-type="string">
            <text:p text:style-name="Наименование"/>
          </table:table-cell>
          <table:table-cell table:style-name="Спецификация.F2" office:value-type="string">
            <text:p text:style-name="Кол."/>
          </table:table-cell>
          <table:table-cell table:style-name="Спецификация.G2" office:value-type="string">
            <text:p text:style-name="Примечание"/>
          </table:table-cell>
        </table:table-row>
        <table:table-row table:style-name="Спецификация.2">
          <table:table-cell table:style-name="Спецификация.A2" office:value-type="string">
            <text:p text:style-name="Формат"/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C2" office:value-type="string">
            <text:p text:style-name="P13"><text:variable-set text:name="Позиция" text:formula="ooow:Позиция+1" office:value-type="float" office:value="2" style:data-style-name="N0">2</text:variable-set></text:p>
          </table:table-cell>
          <table:table-cell table:style-name="Спецификация.D2" office:value-type="string">
            <text:p text:style-name="Обозначение"/>
          </table:table-cell>
          <table:table-cell table:style-name="Спецификация.E3" office:value-type="string">
            <text:p text:style-name="P10"><text:s/>270 pf X7R 1206 2000v</text:p>
          </table:table-cell>
          <table:table-cell table:style-name="Спецификация.E3" office:value-type="string">
            <text:p text:style-name="P9">1</text:p>
          </table:table-cell>
          <table:table-cell table:style-name="Спецификация.E3" office:value-type="string">
            <text:p text:style-name="P14">C6</text:p>
          </table:table-cell>
        </table:table-row>
        <table:table-row table:style-name="Спецификация.2">
          <table:table-cell table:style-name="Спецификация.A2" office:value-type="string">
            <text:p text:style-name="Формат"/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C2" office:value-type="string">
            <text:p text:style-name="Поз."/>
          </table:table-cell>
          <table:table-cell table:style-name="Спецификация.D2" office:value-type="string">
            <text:p text:style-name="Обозначение"/>
          </table:table-cell>
          <table:table-cell table:style-name="Спецификация.E3" office:value-type="string">
            <text:p text:style-name="P10">202R18W271KW4E</text:p>
          </table:table-cell>
          <table:table-cell table:style-name="Спецификация.F2" office:value-type="string">
            <text:p text:style-name="Кол."/>
          </table:table-cell>
          <table:table-cell table:style-name="Спецификация.G2" office:value-type="string">
            <text:p text:style-name="Примечание"/>
          </table:table-cell>
        </table:table-row>
        <table:table-row table:style-name="Спецификация.2">
          <table:table-cell table:style-name="Спецификация.A2" office:value-type="string">
            <text:p text:style-name="Формат"/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C2" office:value-type="string">
            <text:p text:style-name="P13"><text:variable-set text:name="Позиция" text:formula="ooow:Позиция+1" office:value-type="float" office:value="3" style:data-style-name="N0">3</text:variable-set></text:p>
          </table:table-cell>
          <table:table-cell table:style-name="Спецификация.D2" office:value-type="string">
            <text:p text:style-name="Обозначение"/>
          </table:table-cell>
          <table:table-cell table:style-name="Спецификация.E3" office:value-type="string">
            <text:p text:style-name="P12">10uF 50V 1210 GRM32ER71H106K</text:p>
          </table:table-cell>
          <table:table-cell table:style-name="Спецификация.E3" office:value-type="string">
            <text:p text:style-name="P9">1</text:p>
          </table:table-cell>
          <table:table-cell table:style-name="Спецификация.E3" office:value-type="string">
            <text:p text:style-name="P14">C3</text:p>
          </table:table-cell>
        </table:table-row>
        <table:table-row table:style-name="Спецификация.2">
          <table:table-cell table:style-name="Спецификация.A2" office:value-type="string">
            <text:p text:style-name="Формат"/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C2" office:value-type="string">
            <text:p text:style-name="P13"><text:variable-set text:name="Позиция" text:formula="ooow:Позиция+1" office:value-type="float" office:value="4" style:data-style-name="N0">4</text:variable-set></text:p>
          </table:table-cell>
          <table:table-cell table:style-name="Спецификация.D2" office:value-type="string">
            <text:p text:style-name="Обозначение"/>
          </table:table-cell>
          <table:table-cell table:style-name="Спецификация.E3" office:value-type="string">
            <text:p text:style-name="P10">4,7uF 50V 0805</text:p>
          </table:table-cell>
          <table:table-cell table:style-name="Спецификация.E3" office:value-type="string">
            <text:p text:style-name="P9">2</text:p>
          </table:table-cell>
          <table:table-cell table:style-name="Спецификация.E3" office:value-type="string">
            <text:p text:style-name="P14">C4, C5</text:p>
          </table:table-cell>
        </table:table-row>
        <table:table-row table:style-name="Спецификация.2">
          <table:table-cell table:style-name="Спецификация.A2" office:value-type="string">
            <text:p text:style-name="Формат"/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C2" office:value-type="string">
            <text:p text:style-name="P13"><text:variable-set text:name="Позиция" text:formula="ooow:Позиция+1" office:value-type="float" office:value="5" style:data-style-name="N0">5</text:variable-set></text:p>
          </table:table-cell>
          <table:table-cell table:style-name="Спецификация.D2" office:value-type="string">
            <text:p text:style-name="Обозначение"/>
          </table:table-cell>
          <table:table-cell table:style-name="Спецификация.E3" office:value-type="string">
            <text:p text:style-name="P10">47uF 63V D10 H16</text:p>
          </table:table-cell>
          <table:table-cell table:style-name="Спецификация.E3" office:value-type="string">
            <text:p text:style-name="P9">2</text:p>
          </table:table-cell>
          <table:table-cell table:style-name="Спецификация.E3" office:value-type="string">
            <text:p text:style-name="P14">C1, C2</text:p>
          </table:table-cell>
        </table:table-row>
        <table:table-row table:style-name="Спецификация.2">
          <table:table-cell table:style-name="Спецификация.A2" office:value-type="string">
            <text:p text:style-name="Формат"/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C2" office:value-type="string">
            <text:p text:style-name="Поз."/>
          </table:table-cell>
          <table:table-cell table:style-name="Спецификация.D2" office:value-type="string">
            <text:p text:style-name="Обозначение"/>
          </table:table-cell>
          <table:table-cell table:style-name="Спецификация.E2" office:value-type="string">
            <text:p text:style-name="Наименование"/>
          </table:table-cell>
          <table:table-cell table:style-name="Спецификация.F2" office:value-type="string">
            <text:p text:style-name="Кол."/>
          </table:table-cell>
          <table:table-cell table:style-name="Спецификация.G2" office:value-type="string">
            <text:p text:style-name="Примечание"/>
          </table:table-cell>
        </table:table-row>
        <table:table-row table:style-name="Спецификация.2">
          <table:table-cell table:style-name="Спецификация.A2" office:value-type="string">
            <text:p text:style-name="Формат"/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C2" office:value-type="string">
            <text:p text:style-name="P13"><text:variable-set text:name="Позиция" text:formula="ooow:Позиция+1" office:value-type="float" office:value="6" style:data-style-name="N0">6</text:variable-set></text:p>
          </table:table-cell>
          <table:table-cell table:style-name="Спецификация.D2" office:value-type="string">
            <text:p text:style-name="Обозначение"/>
          </table:table-cell>
          <table:table-cell table:style-name="Спецификация.E3" office:value-type="string">
            <text:p text:style-name="P10">BZX84C10 (SOT-23)</text:p>
          </table:table-cell>
          <table:table-cell table:style-name="Спецификация.E3" office:value-type="string">
            <text:p text:style-name="P9">1</text:p>
          </table:table-cell>
          <table:table-cell table:style-name="Спецификация.E3" office:value-type="string">
            <text:p text:style-name="P14">D13</text:p>
          </table:table-cell>
        </table:table-row>
        <table:table-row table:style-name="Спецификация.2">
          <table:table-cell table:style-name="Спецификация.A2" office:value-type="string">
            <text:p text:style-name="Формат"/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C2" office:value-type="string">
            <text:p text:style-name="P13"><text:variable-set text:name="Позиция" text:formula="ooow:Позиция+1" office:value-type="float" office:value="7" style:data-style-name="N0">7</text:variable-set></text:p>
          </table:table-cell>
          <table:table-cell table:style-name="Спецификация.D2" office:value-type="string">
            <text:p text:style-name="Обозначение"/>
          </table:table-cell>
          <table:table-cell table:style-name="Спецификация.E3" office:value-type="string">
            <text:p text:style-name="P10">LED 0805 (FYLS-0805UBC)</text:p>
          </table:table-cell>
          <table:table-cell table:style-name="Спецификация.E3" office:value-type="string">
            <text:p text:style-name="P9">2</text:p>
          </table:table-cell>
          <table:table-cell table:style-name="Спецификация.E3" office:value-type="string">
            <text:p text:style-name="P14">D12, D14</text:p>
          </table:table-cell>
        </table:table-row>
        <table:table-row table:style-name="Спецификация.2">
          <table:table-cell table:style-name="Спецификация.A2" office:value-type="string">
            <text:p text:style-name="Формат"/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C2" office:value-type="string">
            <text:p text:style-name="P13"><text:variable-set text:name="Позиция" text:formula="ooow:Позиция+1" office:value-type="float" office:value="8" style:data-style-name="N0">8</text:variable-set></text:p>
          </table:table-cell>
          <table:table-cell table:style-name="Спецификация.D2" office:value-type="string">
            <text:p text:style-name="Обозначение"/>
          </table:table-cell>
          <table:table-cell table:style-name="Спецификация.E3" office:value-type="string">
            <text:p text:style-name="P10">SM6T30A (SMB)</text:p>
          </table:table-cell>
          <table:table-cell table:style-name="Спецификация.E3" office:value-type="string">
            <text:p text:style-name="P9">1</text:p>
          </table:table-cell>
          <table:table-cell table:style-name="Спецификация.E3" office:value-type="string">
            <text:p text:style-name="P14">D11</text:p>
          </table:table-cell>
        </table:table-row>
        <table:table-row table:style-name="Спецификация.2">
          <table:table-cell table:style-name="Спецификация.A2" office:value-type="string">
            <text:p text:style-name="Формат"/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C2" office:value-type="string">
            <text:p text:style-name="P13"><text:variable-set text:name="Позиция" text:formula="ooow:Позиция+1" office:value-type="float" office:value="9" style:data-style-name="N0">9</text:variable-set></text:p>
          </table:table-cell>
          <table:table-cell table:style-name="Спецификация.D2" office:value-type="string">
            <text:p text:style-name="Обозначение"/>
          </table:table-cell>
          <table:table-cell table:style-name="Спецификация.E3" office:value-type="string">
            <text:p text:style-name="P10">SMBJ5.0A (SMB)</text:p>
          </table:table-cell>
          <table:table-cell table:style-name="Спецификация.E3" office:value-type="string">
            <text:p text:style-name="P9">10</text:p>
          </table:table-cell>
          <table:table-cell table:style-name="Спецификация.E3" office:value-type="string">
            <text:p text:style-name="P14">D1-D10</text:p>
          </table:table-cell>
        </table:table-row>
        <table:table-row table:style-name="Спецификация.2">
          <table:table-cell table:style-name="Спецификация.A2" office:value-type="string">
            <text:p text:style-name="Формат"/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C2" office:value-type="string">
            <text:p text:style-name="Поз."/>
          </table:table-cell>
          <table:table-cell table:style-name="Спецификация.D2" office:value-type="string">
            <text:p text:style-name="Обозначение"/>
          </table:table-cell>
          <table:table-cell table:style-name="Спецификация.E2" office:value-type="string">
            <text:p text:style-name="Наименование"/>
          </table:table-cell>
          <table:table-cell table:style-name="Спецификация.F2" office:value-type="string">
            <text:p text:style-name="Кол."/>
          </table:table-cell>
          <table:table-cell table:style-name="Спецификация.G2" office:value-type="string">
            <text:p text:style-name="Примечание"/>
          </table:table-cell>
        </table:table-row>
        <table:table-row table:style-name="Спецификация.2">
          <table:table-cell table:style-name="Спецификация.A2" office:value-type="string">
            <text:p text:style-name="Формат"/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C2" office:value-type="string">
            <text:p text:style-name="P13"><text:variable-set text:name="Позиция" text:formula="ooow:Позиция+1" office:value-type="float" office:value="10" style:data-style-name="N0">10</text:variable-set></text:p>
          </table:table-cell>
          <table:table-cell table:style-name="Спецификация.D2" office:value-type="string">
            <text:p text:style-name="Обозначение"/>
          </table:table-cell>
          <table:table-cell table:style-name="Спецификация.E3" office:value-type="string">
            <text:p text:style-name="P10">Fuse 10A ZH266 (2 клипсы)</text:p>
          </table:table-cell>
          <table:table-cell table:style-name="Спецификация.E3" office:value-type="string">
            <text:p text:style-name="P9">2</text:p>
          </table:table-cell>
          <table:table-cell table:style-name="Спецификация.E3" office:value-type="string">
            <text:p text:style-name="P14">F1, F2</text:p>
          </table:table-cell>
        </table:table-row>
        <table:table-row table:style-name="Спецификация.2">
          <table:table-cell table:style-name="Спецификация.A2" office:value-type="string">
            <text:p text:style-name="Формат"/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C2" office:value-type="string">
            <text:p text:style-name="Поз."/>
          </table:table-cell>
          <table:table-cell table:style-name="Спецификация.D2" office:value-type="string">
            <text:p text:style-name="Обозначение"/>
          </table:table-cell>
          <table:table-cell table:style-name="Спецификация.E2" office:value-type="string">
            <text:p text:style-name="Наименование"/>
          </table:table-cell>
          <table:table-cell table:style-name="Спецификация.F2" office:value-type="string">
            <text:p text:style-name="Кол."/>
          </table:table-cell>
          <table:table-cell table:style-name="Спецификация.G2" office:value-type="string">
            <text:p text:style-name="Примечание"/>
          </table:table-cell>
        </table:table-row>
        <table:table-row table:style-name="Спецификация.2">
          <table:table-cell table:style-name="Спецификация.A2" office:value-type="string">
            <text:p text:style-name="Формат"/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C2" office:value-type="string">
            <text:p text:style-name="P13"><text:variable-set text:name="Позиция" text:formula="ooow:Позиция+1" office:value-type="float" office:value="11" style:data-style-name="N0">11</text:variable-set></text:p>
          </table:table-cell>
          <table:table-cell table:style-name="Спецификация.D2" office:value-type="string">
            <text:p text:style-name="Обозначение"/>
          </table:table-cell>
          <table:table-cell table:style-name="Спецификация.E3" office:value-type="string">
            <text:p text:style-name="P10">ACM70V-701-2PL-TL00</text:p>
          </table:table-cell>
          <table:table-cell table:style-name="Спецификация.E3" office:value-type="string">
            <text:p text:style-name="P9">1</text:p>
          </table:table-cell>
          <table:table-cell table:style-name="Спецификация.E3" office:value-type="string">
            <text:p text:style-name="P14">FL1</text:p>
          </table:table-cell>
        </table:table-row>
        <table:table-row table:style-name="Спецификация.2">
          <table:table-cell table:style-name="Спецификация.A29" office:value-type="string">
            <text:p text:style-name="Формат"/>
          </table:table-cell>
          <table:table-cell table:style-name="Спецификация.B29" office:value-type="string">
            <text:p text:style-name="Зона"/>
          </table:table-cell>
          <table:table-cell table:style-name="Спецификация.C29" office:value-type="string">
            <text:p text:style-name="Поз."/>
          </table:table-cell>
          <table:table-cell table:style-name="Спецификация.D29" office:value-type="string">
            <text:p text:style-name="Обозначение"/>
          </table:table-cell>
          <table:table-cell table:style-name="Спецификация.E29" office:value-type="string">
            <text:p text:style-name="Наименование"/>
          </table:table-cell>
          <table:table-cell table:style-name="Спецификация.F29" office:value-type="string">
            <text:p text:style-name="Кол."/>
          </table:table-cell>
          <table:table-cell table:style-name="Спецификация.G29" office:value-type="string">
            <text:p text:style-name="Примечание"/>
          </table:table-cell>
        </table:table-row>
        <text:soft-page-break/>
        <table:table-row table:style-name="Спецификация.30">
          <table:table-cell table:style-name="Спецификация.A2" office:value-type="string">
            <text:p text:style-name="Формат"/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C2" office:value-type="string">
            <text:p text:style-name="Поз."/>
          </table:table-cell>
          <table:table-cell table:style-name="Спецификация.D2" office:value-type="string">
            <text:p text:style-name="Обозначение"/>
          </table:table-cell>
          <table:table-cell table:style-name="Спецификация.E2" office:value-type="string">
            <text:p text:style-name="Наименование"/>
          </table:table-cell>
          <table:table-cell table:style-name="Спецификация.F2" office:value-type="string">
            <text:p text:style-name="Кол."/>
          </table:table-cell>
          <table:table-cell table:style-name="Спецификация.G2" office:value-type="string">
            <text:p text:style-name="Примечание"/>
          </table:table-cell>
        </table:table-row>
        <table:table-row table:style-name="Спецификация.30">
          <table:table-cell table:style-name="Спецификация.A2" office:value-type="string">
            <text:p text:style-name="Формат"/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C2" office:value-type="string">
            <text:p text:style-name="P13"><text:variable-set text:name="Позиция" text:formula="ooow:Позиция+1" office:value-type="float" office:value="12" style:data-style-name="N0">12</text:variable-set></text:p>
          </table:table-cell>
          <table:table-cell table:style-name="Спецификация.D2" office:value-type="string">
            <text:p text:style-name="Обозначение"/>
          </table:table-cell>
          <table:table-cell table:style-name="Спецификация.E3" office:value-type="string">
            <text:p text:style-name="P10">DG142V-5.08-02P-14</text:p>
          </table:table-cell>
          <table:table-cell table:style-name="Спецификация.E3" office:value-type="string">
            <text:p text:style-name="P9">2</text:p>
          </table:table-cell>
          <table:table-cell table:style-name="Спецификация.E3" office:value-type="string">
            <text:p text:style-name="P14">J26, J27</text:p>
          </table:table-cell>
        </table:table-row>
        <table:table-row table:style-name="Спецификация.30">
          <table:table-cell table:style-name="Спецификация.A2" office:value-type="string">
            <text:p text:style-name="Формат"/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C2" office:value-type="string">
            <text:p text:style-name="P13"><text:variable-set text:name="Позиция" text:formula="ooow:Позиция+1" office:value-type="float" office:value="13" style:data-style-name="N0">13</text:variable-set></text:p>
          </table:table-cell>
          <table:table-cell table:style-name="Спецификация.D2" office:value-type="string">
            <text:p text:style-name="Обозначение"/>
          </table:table-cell>
          <table:table-cell table:style-name="Спецификация.E3" office:value-type="string">
            <text:p text:style-name="P10">SL-10 (L-KLS1-603C-10-S)</text:p>
          </table:table-cell>
          <table:table-cell table:style-name="Спецификация.E3" office:value-type="string">
            <text:p text:style-name="P9">24</text:p>
          </table:table-cell>
          <table:table-cell table:style-name="Спецификация.E3" office:value-type="string">
            <text:p text:style-name="P14">J1, J2,</text:p>
          </table:table-cell>
        </table:table-row>
        <table:table-row table:style-name="Спецификация.30">
          <table:table-cell table:style-name="Спецификация.A2" office:value-type="string">
            <text:p text:style-name="Формат"/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C2" office:value-type="string">
            <text:p text:style-name="Поз."/>
          </table:table-cell>
          <table:table-cell table:style-name="Спецификация.D2" office:value-type="string">
            <text:p text:style-name="Обозначение"/>
          </table:table-cell>
          <table:table-cell table:style-name="Спецификация.E2" office:value-type="string">
            <text:p text:style-name="Наименование"/>
          </table:table-cell>
          <table:table-cell table:style-name="Спецификация.F2" office:value-type="string">
            <text:p text:style-name="Кол."/>
          </table:table-cell>
          <table:table-cell table:style-name="Спецификация.E3" office:value-type="string">
            <text:p text:style-name="P14">J4-J25</text:p>
          </table:table-cell>
        </table:table-row>
        <table:table-row table:style-name="Спецификация.30">
          <table:table-cell table:style-name="Спецификация.A2" office:value-type="string">
            <text:p text:style-name="Формат"/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C2" office:value-type="string">
            <text:p text:style-name="P13"><text:variable-set text:name="Позиция" text:formula="ooow:Позиция+1" office:value-type="float" office:value="14" style:data-style-name="N0">14</text:variable-set></text:p>
          </table:table-cell>
          <table:table-cell table:style-name="Спецификация.D2" office:value-type="string">
            <text:p text:style-name="Обозначение"/>
          </table:table-cell>
          <table:table-cell table:style-name="Спецификация.E3" office:value-type="string">
            <text:p text:style-name="P10">SL-14 (L-KLS1-603C-14-S)</text:p>
          </table:table-cell>
          <table:table-cell table:style-name="Спецификация.E3" office:value-type="string">
            <text:p text:style-name="P9">1</text:p>
          </table:table-cell>
          <table:table-cell table:style-name="Спецификация.E3" office:value-type="string">
            <text:p text:style-name="P14">J3</text:p>
          </table:table-cell>
        </table:table-row>
        <table:table-row table:style-name="Спецификация.30">
          <table:table-cell table:style-name="Спецификация.A2" office:value-type="string">
            <text:p text:style-name="Формат"/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C2" office:value-type="string">
            <text:p text:style-name="Поз."/>
          </table:table-cell>
          <table:table-cell table:style-name="Спецификация.D2" office:value-type="string">
            <text:p text:style-name="Обозначение"/>
          </table:table-cell>
          <table:table-cell table:style-name="Спецификация.E2" office:value-type="string">
            <text:p text:style-name="Наименование"/>
          </table:table-cell>
          <table:table-cell table:style-name="Спецификация.F2" office:value-type="string">
            <text:p text:style-name="Кол."/>
          </table:table-cell>
          <table:table-cell table:style-name="Спецификация.G2" office:value-type="string">
            <text:p text:style-name="Примечание"/>
          </table:table-cell>
        </table:table-row>
        <table:table-row table:style-name="Спецификация.30">
          <table:table-cell table:style-name="Спецификация.A2" office:value-type="string">
            <text:p text:style-name="Формат"/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C2" office:value-type="string">
            <text:p text:style-name="P13"><text:variable-set text:name="Позиция" text:formula="ooow:Позиция+1" office:value-type="float" office:value="15" style:data-style-name="N0">15</text:variable-set></text:p>
          </table:table-cell>
          <table:table-cell table:style-name="Спецификация.D2" office:value-type="string">
            <text:p text:style-name="Обозначение"/>
          </table:table-cell>
          <table:table-cell table:style-name="Спецификация.E3" office:value-type="string">
            <text:p text:style-name="P10">6,8uH 3,5A ETQP3M6R8KVP</text:p>
          </table:table-cell>
          <table:table-cell table:style-name="Спецификация.E3" office:value-type="string">
            <text:p text:style-name="P9">1</text:p>
          </table:table-cell>
          <table:table-cell table:style-name="Спецификация.E3" office:value-type="string">
            <text:p text:style-name="P14">L1</text:p>
          </table:table-cell>
        </table:table-row>
        <table:table-row table:style-name="Спецификация.30">
          <table:table-cell table:style-name="Спецификация.A2" office:value-type="string">
            <text:p text:style-name="Формат"/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C2" office:value-type="string">
            <text:p text:style-name="P13"><text:variable-set text:name="Позиция" text:formula="ooow:Позиция+1" office:value-type="float" office:value="16" style:data-style-name="N0">16</text:variable-set></text:p>
          </table:table-cell>
          <table:table-cell table:style-name="Спецификация.D2" office:value-type="string">
            <text:p text:style-name="Обозначение"/>
          </table:table-cell>
          <table:table-cell table:style-name="Спецификация.E3" office:value-type="string">
            <text:p text:style-name="P10">B82790S0253N201</text:p>
          </table:table-cell>
          <table:table-cell table:style-name="Спецификация.E3" office:value-type="string">
            <text:p text:style-name="P9">1</text:p>
          </table:table-cell>
          <table:table-cell table:style-name="Спецификация.E3" office:value-type="string">
            <text:p text:style-name="P14">L2</text:p>
          </table:table-cell>
        </table:table-row>
        <table:table-row table:style-name="Спецификация.30">
          <table:table-cell table:style-name="Спецификация.A2" office:value-type="string">
            <text:p text:style-name="Формат"/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C2" office:value-type="string">
            <text:p text:style-name="Поз."/>
          </table:table-cell>
          <table:table-cell table:style-name="Спецификация.D2" office:value-type="string">
            <text:p text:style-name="Обозначение"/>
          </table:table-cell>
          <table:table-cell table:style-name="Спецификация.E2" office:value-type="string">
            <text:p text:style-name="Наименование"/>
          </table:table-cell>
          <table:table-cell table:style-name="Спецификация.F2" office:value-type="string">
            <text:p text:style-name="Кол."/>
          </table:table-cell>
          <table:table-cell table:style-name="Спецификация.G2" office:value-type="string">
            <text:p text:style-name="Примечание"/>
          </table:table-cell>
        </table:table-row>
        <table:table-row table:style-name="Спецификация.30">
          <table:table-cell table:style-name="Спецификация.A2" office:value-type="string">
            <text:p text:style-name="Формат"/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C2" office:value-type="string">
            <text:p text:style-name="P13"><text:variable-set text:name="Позиция" text:formula="ooow:Позиция+1" office:value-type="float" office:value="17" style:data-style-name="N0">17</text:variable-set></text:p>
          </table:table-cell>
          <table:table-cell table:style-name="Спецификация.D2" office:value-type="string">
            <text:p text:style-name="Обозначение"/>
          </table:table-cell>
          <table:table-cell table:style-name="Спецификация.E3" office:value-type="string">
            <text:p text:style-name="P10">SUM110P06-08L-E3 (TO-263-2)</text:p>
          </table:table-cell>
          <table:table-cell table:style-name="Спецификация.E3" office:value-type="string">
            <text:p text:style-name="P9">2</text:p>
          </table:table-cell>
          <table:table-cell table:style-name="Спецификация.E3" office:value-type="string">
            <text:p text:style-name="P14">Q1, Q3</text:p>
          </table:table-cell>
        </table:table-row>
        <table:table-row table:style-name="Спецификация.30">
          <table:table-cell table:style-name="Спецификация.A2" office:value-type="string">
            <text:p text:style-name="Формат"/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C2" office:value-type="string">
            <text:p text:style-name="Поз."/>
          </table:table-cell>
          <table:table-cell table:style-name="Спецификация.D2" office:value-type="string">
            <text:p text:style-name="Обозначение"/>
          </table:table-cell>
          <table:table-cell table:style-name="Спецификация.E2" office:value-type="string">
            <text:p text:style-name="Наименование"/>
          </table:table-cell>
          <table:table-cell table:style-name="Спецификация.F2" office:value-type="string">
            <text:p text:style-name="Кол."/>
          </table:table-cell>
          <table:table-cell table:style-name="Спецификация.G2" office:value-type="string">
            <text:p text:style-name="Примечание"/>
          </table:table-cell>
        </table:table-row>
        <table:table-row table:style-name="Спецификация.30">
          <table:table-cell table:style-name="Спецификация.A2" office:value-type="string">
            <text:p text:style-name="Формат"/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C2" office:value-type="string">
            <text:p text:style-name="P13"><text:variable-set text:name="Позиция" text:formula="ooow:Позиция+1" office:value-type="float" office:value="18" style:data-style-name="N0">18</text:variable-set></text:p>
          </table:table-cell>
          <table:table-cell table:style-name="Спецификация.D2" office:value-type="string">
            <text:p text:style-name="Обозначение"/>
          </table:table-cell>
          <table:table-cell table:style-name="Спецификация.E3" office:value-type="string">
            <text:p text:style-name="P11"><text:span text:style-name="T6">1206</text:span><text:span text:style-name="T1">-1 </text:span><text:span text:style-name="T7">к</text:span><text:span text:style-name="T1">Ом</text:span><text:span text:style-name="T2">±</text:span><text:span text:style-name="T3">5%-0,25 Вт</text:span></text:p>
          </table:table-cell>
          <table:table-cell table:style-name="Спецификация.E3" office:value-type="string">
            <text:p text:style-name="P9">2</text:p>
          </table:table-cell>
          <table:table-cell table:style-name="Спецификация.E3" office:value-type="string">
            <text:p text:style-name="P14">R5, R6</text:p>
          </table:table-cell>
        </table:table-row>
        <table:table-row table:style-name="Спецификация.30">
          <table:table-cell table:style-name="Спецификация.A2" office:value-type="string">
            <text:p text:style-name="Формат"/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C2" office:value-type="string">
            <text:p text:style-name="P13"><text:variable-set text:name="Позиция" text:formula="ooow:Позиция+1" office:value-type="float" office:value="19" style:data-style-name="N0">19</text:variable-set></text:p>
          </table:table-cell>
          <table:table-cell table:style-name="Спецификация.D2" office:value-type="string">
            <text:p text:style-name="Обозначение"/>
          </table:table-cell>
          <table:table-cell table:style-name="Спецификация.E3" office:value-type="string">
            <text:p text:style-name="P11"><text:span text:style-name="T1">0805-10 </text:span><text:span text:style-name="T7">к</text:span><text:span text:style-name="T1">Ом</text:span><text:span text:style-name="T2">±</text:span><text:span text:style-name="T3">5%-0,125 Вт</text:span></text:p>
          </table:table-cell>
          <table:table-cell table:style-name="Спецификация.E3" office:value-type="string">
            <text:p text:style-name="P9">2</text:p>
          </table:table-cell>
          <table:table-cell table:style-name="Спецификация.E3" office:value-type="string">
            <text:p text:style-name="P14">R3, R7</text:p>
          </table:table-cell>
        </table:table-row>
        <table:table-row table:style-name="Спецификация.30">
          <table:table-cell table:style-name="Спецификация.A2" office:value-type="string">
            <text:p text:style-name="Формат"/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C2" office:value-type="string">
            <text:p text:style-name="P13"><text:variable-set text:name="Позиция" text:formula="ooow:Позиция+1" office:value-type="float" office:value="20" style:data-style-name="N0">20</text:variable-set></text:p>
          </table:table-cell>
          <table:table-cell table:style-name="Спецификация.D2" office:value-type="string">
            <text:p text:style-name="Обозначение"/>
          </table:table-cell>
          <table:table-cell table:style-name="Спецификация.E3" office:value-type="string">
            <text:p text:style-name="P11"><text:span text:style-name="T7">1206</text:span><text:span text:style-name="T1">-1</text:span><text:span text:style-name="T7">2</text:span><text:span text:style-name="T1">0 Ом</text:span><text:span text:style-name="T2">±</text:span><text:span text:style-name="T3">5%-0,25 Вт</text:span></text:p>
          </table:table-cell>
          <table:table-cell table:style-name="Спецификация.E3" office:value-type="string">
            <text:p text:style-name="P9">1</text:p>
          </table:table-cell>
          <table:table-cell table:style-name="Спецификация.E3" office:value-type="string">
            <text:p text:style-name="P14">R1</text:p>
          </table:table-cell>
        </table:table-row>
        <table:table-row table:style-name="Спецификация.30">
          <table:table-cell table:style-name="Спецификация.A2" office:value-type="string">
            <text:p text:style-name="Формат"/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C2" office:value-type="string">
            <text:p text:style-name="P13"><text:variable-set text:name="Позиция" text:formula="ooow:Позиция+1" office:value-type="float" office:value="21" style:data-style-name="N0">21</text:variable-set></text:p>
          </table:table-cell>
          <table:table-cell table:style-name="Спецификация.D2" office:value-type="string">
            <text:p text:style-name="Обозначение"/>
          </table:table-cell>
          <table:table-cell table:style-name="Спецификация.E3" office:value-type="string">
            <text:p text:style-name="P11"><text:span text:style-name="T1">0805-1,</text:span><text:span text:style-name="T7">5</text:span><text:span text:style-name="T1"> </text:span><text:span text:style-name="T7">к</text:span><text:span text:style-name="T1">Ом</text:span><text:span text:style-name="T2">±</text:span><text:span text:style-name="T3">5%-0,125 Вт</text:span></text:p>
          </table:table-cell>
          <table:table-cell table:style-name="Спецификация.E3" office:value-type="string">
            <text:p text:style-name="P9">1</text:p>
          </table:table-cell>
          <table:table-cell table:style-name="Спецификация.E3" office:value-type="string">
            <text:p text:style-name="P14">R4</text:p>
          </table:table-cell>
        </table:table-row>
        <table:table-row table:style-name="Спецификация.30">
          <table:table-cell table:style-name="Спецификация.A2" office:value-type="string">
            <text:p text:style-name="Формат"/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C2" office:value-type="string">
            <text:p text:style-name="P13"><text:variable-set text:name="Позиция" text:formula="ooow:Позиция+1" office:value-type="float" office:value="22" style:data-style-name="N0">22</text:variable-set></text:p>
          </table:table-cell>
          <table:table-cell table:style-name="Спецификация.D2" office:value-type="string">
            <text:p text:style-name="Обозначение"/>
          </table:table-cell>
          <table:table-cell table:style-name="Спецификация.E3" office:value-type="string">
            <text:p text:style-name="P11"><text:span text:style-name="T1">0805-</text:span><text:span text:style-name="T7">2</text:span><text:span text:style-name="T1"> </text:span><text:span text:style-name="T7">к</text:span><text:span text:style-name="T1">Ом</text:span><text:span text:style-name="T2">±</text:span><text:span text:style-name="T3">5%-0,125 Вт</text:span></text:p>
          </table:table-cell>
          <table:table-cell table:style-name="Спецификация.E3" office:value-type="string">
            <text:p text:style-name="P9">1</text:p>
          </table:table-cell>
          <table:table-cell table:style-name="Спецификация.E3" office:value-type="string">
            <text:p text:style-name="P14">R8</text:p>
          </table:table-cell>
        </table:table-row>
        <table:table-row table:style-name="Спецификация.30">
          <table:table-cell table:style-name="Спецификация.A2" office:value-type="string">
            <text:p text:style-name="Формат"/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C2" office:value-type="string">
            <text:p text:style-name="P13"><text:variable-set text:name="Позиция" text:formula="ooow:Позиция+1" office:value-type="float" office:value="23" style:data-style-name="N0">23</text:variable-set></text:p>
          </table:table-cell>
          <table:table-cell table:style-name="Спецификация.D2" office:value-type="string">
            <text:p text:style-name="Обозначение"/>
          </table:table-cell>
          <table:table-cell table:style-name="Спецификация.E3" office:value-type="string">
            <text:p text:style-name="P11"><text:span text:style-name="T7">2512</text:span><text:span text:style-name="T1">-</text:span><text:span text:style-name="T7">2,4</text:span><text:span text:style-name="T1"> </text:span><text:span text:style-name="T7">к</text:span><text:span text:style-name="T1">Ом</text:span><text:span text:style-name="T2">±</text:span><text:span text:style-name="T3">5%-</text:span><text:span text:style-name="T4">1</text:span><text:span text:style-name="T3"> Вт</text:span></text:p>
          </table:table-cell>
          <table:table-cell table:style-name="Спецификация.E3" office:value-type="string">
            <text:p text:style-name="P9">1</text:p>
          </table:table-cell>
          <table:table-cell table:style-name="Спецификация.E3" office:value-type="string">
            <text:p text:style-name="P14">R2</text:p>
          </table:table-cell>
        </table:table-row>
        <table:table-row table:style-name="Спецификация.30">
          <table:table-cell table:style-name="Спецификация.A2" office:value-type="string">
            <text:p text:style-name="Формат"/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C2" office:value-type="string">
            <text:p text:style-name="Поз."/>
          </table:table-cell>
          <table:table-cell table:style-name="Спецификация.D2" office:value-type="string">
            <text:p text:style-name="Обозначение"/>
          </table:table-cell>
          <table:table-cell table:style-name="Спецификация.E2" office:value-type="string">
            <text:p text:style-name="Наименование"/>
          </table:table-cell>
          <table:table-cell table:style-name="Спецификация.F2" office:value-type="string">
            <text:p text:style-name="Кол."/>
          </table:table-cell>
          <table:table-cell table:style-name="Спецификация.G2" office:value-type="string">
            <text:p text:style-name="Примечание"/>
          </table:table-cell>
        </table:table-row>
        <table:table-row table:style-name="Спецификация.30">
          <table:table-cell table:style-name="Спецификация.A2" office:value-type="string">
            <text:p text:style-name="Формат"/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C2" office:value-type="string">
            <text:p text:style-name="P13"><text:variable-set text:name="Позиция" text:formula="ooow:Позиция+1" office:value-type="float" office:value="24" style:data-style-name="N0">24</text:variable-set></text:p>
          </table:table-cell>
          <table:table-cell table:style-name="Спецификация.D2" office:value-type="string">
            <text:p text:style-name="Обозначение"/>
          </table:table-cell>
          <table:table-cell table:style-name="Спецификация.E3" office:value-type="string">
            <text:p text:style-name="P10">JMV0805S5R6T661</text:p>
          </table:table-cell>
          <table:table-cell table:style-name="Спецификация.E3" office:value-type="string">
            <text:p text:style-name="P9">5</text:p>
          </table:table-cell>
          <table:table-cell table:style-name="Спецификация.E3" office:value-type="string">
            <text:p text:style-name="P14">RV1-RV5</text:p>
          </table:table-cell>
        </table:table-row>
        <table:table-row table:style-name="Спецификация.30">
          <table:table-cell table:style-name="Спецификация.A2" office:value-type="string">
            <text:p text:style-name="Формат"/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C2" office:value-type="string">
            <text:p text:style-name="Поз."/>
          </table:table-cell>
          <table:table-cell table:style-name="Спецификация.D2" office:value-type="string">
            <text:p text:style-name="Обозначение"/>
          </table:table-cell>
          <table:table-cell table:style-name="Спецификация.E2" office:value-type="string">
            <text:p text:style-name="Наименование"/>
          </table:table-cell>
          <table:table-cell table:style-name="Спецификация.F2" office:value-type="string">
            <text:p text:style-name="Кол."/>
          </table:table-cell>
          <table:table-cell table:style-name="Спецификация.G2" office:value-type="string">
            <text:p text:style-name="Примечание"/>
          </table:table-cell>
        </table:table-row>
        <table:table-row table:style-name="Спецификация.30">
          <table:table-cell table:style-name="Спецификация.A2" office:value-type="string">
            <text:p text:style-name="Формат"/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C2" office:value-type="string">
            <text:p text:style-name="P13"><text:variable-set text:name="Позиция" text:formula="ooow:Позиция+1" office:value-type="float" office:value="25" style:data-style-name="N0">25</text:variable-set></text:p>
          </table:table-cell>
          <table:table-cell table:style-name="Спецификация.D2" office:value-type="string">
            <text:p text:style-name="Обозначение"/>
          </table:table-cell>
          <table:table-cell table:style-name="Спецификация.E3" office:value-type="string">
            <text:p text:style-name="P10">AM1SS-2403SJZ</text:p>
          </table:table-cell>
          <table:table-cell table:style-name="Спецификация.E3" office:value-type="string">
            <text:p text:style-name="P9">1</text:p>
          </table:table-cell>
          <table:table-cell table:style-name="Спецификация.E3" office:value-type="string">
            <text:p text:style-name="P14">U2</text:p>
          </table:table-cell>
        </table:table-row>
        <table:table-row table:style-name="Спецификация.30">
          <table:table-cell table:style-name="Спецификация.A51" office:value-type="string">
            <text:p text:style-name="Формат"/>
          </table:table-cell>
          <table:table-cell table:style-name="Спецификация.B51" office:value-type="string">
            <text:p text:style-name="Зона"/>
          </table:table-cell>
          <table:table-cell table:style-name="Спецификация.C51" office:value-type="string">
            <text:p text:style-name="P13"><text:variable-set text:name="Позиция" text:formula="ooow:Позиция+1" office:value-type="float" office:value="26" style:data-style-name="N0">26</text:variable-set></text:p>
          </table:table-cell>
          <table:table-cell table:style-name="Спецификация.D51" office:value-type="string">
            <text:p text:style-name="Обозначение"/>
          </table:table-cell>
          <table:table-cell table:style-name="Спецификация.E3" office:value-type="string">
            <text:p text:style-name="P10">TL431DBZ (sot-23)</text:p>
          </table:table-cell>
          <table:table-cell table:style-name="Спецификация.E3" office:value-type="string">
            <text:p text:style-name="P9">1</text:p>
          </table:table-cell>
          <table:table-cell table:style-name="Спецификация.E3" office:value-type="string">
            <text:p text:style-name="P14">U1</text:p>
          </table:table-cell>
        </table:table-row>
      </table:table>
      <text:p text:style-name="Пустой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OpenGost Type B TT" svg:font-family="'OpenGost Type B TT'" style:font-adornments="Regular"/>
    <style:font-face style:name="OpenGost Type B TT1" svg:font-family="'OpenGost Type B TT'" style:font-adornments="Regular" style:font-pitch="variable"/>
    <style:font-face style:name="OpenGost Type B TT2" svg:font-family="'OpenGost Type B TT'" style:font-adornments="Regular" style:font-family-generic="swiss" style:font-pitch="variable"/>
  </office:font-face-decls>
  <office:styles>
    <draw:fill-image draw:name="ПервыйЛист1" xlink:href="Pictures/10002B5A000052220000741ECC181E71.svg" xlink:type="simple" xlink:show="embed" xlink:actuate="onLoad"/>
    <draw:fill-image draw:name="ПервыйЛист2" xlink:href="Pictures/10002F79000052220000741E9715A426.svg" xlink:type="simple" xlink:show="embed" xlink:actuate="onLoad"/>
    <draw:fill-image draw:name="ПервыйЛист3" xlink:href="Pictures/10003111000052220000741E6E5CBB07.svg" xlink:type="simple" xlink:show="embed" xlink:actuate="onLoad"/>
    <draw:fill-image draw:name="ПервыйЛист4" xlink:href="Pictures/1000353C000052220000741E7F532E21.svg" xlink:type="simple" xlink:show="embed" xlink:actuate="onLoad"/>
    <draw:fill-image draw:name="ПоследующиеЛисты" xlink:href="Pictures/10001E61000052220000741E18FF1FDE.sv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OpenGost Type B TT1" fo:font-size="14pt" fo:language="ru" fo:country="RU" style:letter-kerning="true" style:font-name-asian="OpenGost Type B TT1" style:font-size-asian="14pt" style:language-asian="zh" style:country-asian="CN" style:font-name-complex="OpenGost Type B TT1" style:font-size-complex="14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OpenGost Type B TT1" fo:font-size="14pt" fo:language="ru" fo:country="RU" style:letter-kerning="true" style:font-name-asian="OpenGost Type B TT1" style:font-size-asian="14pt" style:language-asian="zh" style:country-asian="CN" style:font-name-complex="OpenGost Type B TT1" style:font-size-complex="14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OpenGost Type B TT2" fo:font-family="'OpenGost Type B TT'" style:font-style-name="Regular" style:font-family-generic="swiss" style:font-pitch="variable" fo:font-size="14pt" style:font-name-asian="OpenGost Type B TT1" style:font-family-asian="'OpenGost Type B TT'" style:font-style-name-asian="Regular" style:font-pitch-asian="variable" style:font-size-asian="14pt" style:font-name-complex="OpenGost Type B TT1" style:font-family-complex="'OpenGost Type B TT'" style:font-style-name-complex="Regular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4pt" style:font-name-complex="OpenGost Type B TT2" style:font-family-complex="'OpenGost Type B TT'" style:font-style-name-complex="Regular" style:font-family-generic-complex="swiss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4pt" fo:font-style="italic" style:font-size-asian="14pt" style:font-style-asian="italic" style:font-name-complex="OpenGost Type B TT1" style:font-family-complex="'OpenGost Type B TT'" style:font-style-name-complex="Regular" style:font-pitch-complex="variable" style:font-size-complex="14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4pt" style:font-name-complex="OpenGost Type B TT2" style:font-family-complex="'OpenGost Type B TT'" style:font-style-name-complex="Regular" style:font-family-generic-complex="swiss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" style:family="paragraph" style:class="extra" style:master-page-name="">
      <style:paragraph-properties fo:margin-left="0cm" fo:margin-right="0cm" fo:line-height="100%" fo:text-align="start" style:justify-single-word="false" fo:orphans="0" fo:widows="0" fo:text-indent="0cm" style:auto-text-indent="false" style:page-number="auto"/>
      <style:text-properties style:font-name="OpenGost Type B TT1" fo:font-family="'OpenGost Type B TT'" style:font-style-name="Regular" style:font-pitch="variable" fo:font-size="14pt" fo:language="ru" fo:country="RU" fo:font-style="normal"/>
    </style:style>
    <style:style style:name="Заголовок_20_графы_20_форматной_20_рамки" style:display-name="Заголовок графы форматной рамки" style:family="paragraph" style:parent-style-name="Text" style:master-page-name="">
      <style:paragraph-properties fo:margin-left="0cm" fo:margin-right="0cm" fo:text-align="center" style:justify-single-word="false" fo:text-indent="0cm" style:auto-text-indent="false" style:page-number="auto"/>
      <style:text-properties style:font-name="OpenGost Type B TT1" fo:font-family="'OpenGost Type B TT'" style:font-style-name="Regular" style:font-pitch="variable" fo:font-size="14pt" fo:language="ru" fo:country="RU" style:text-rotation-angle="0" style:text-rotation-scale="line-height"/>
    </style:style>
    <style:style style:name="Заголовок_20_графы_20_форматной_20_рамки_20__28_повёрнуто_29_" style:display-name="Заголовок графы форматной рамки (повёрнуто)" style:family="paragraph" style:parent-style-name="Заголовок_20_графы_20_форматной_20_рамки">
      <style:paragraph-properties fo:text-align="center" style:justify-single-word="false"/>
      <style:text-properties fo:font-size="14pt" style:text-rotation-angle="90" style:text-rotation-scale="line-height"/>
    </style:style>
    <style:style style:name="Значение_20_графы_20_форматной_20_рамки" style:display-name="Значение графы форматной рамки" style:family="paragraph" style:parent-style-name="Text">
      <style:paragraph-properties fo:margin-left="0cm" fo:margin-right="0cm" fo:text-align="center" style:justify-single-word="false" fo:text-indent="0cm" style:auto-text-indent="false"/>
      <style:text-properties style:font-name="OpenGost Type B TT1" fo:font-family="'OpenGost Type B TT'" style:font-style-name="Regular" style:font-pitch="variable" fo:font-size="14pt"/>
    </style:style>
    <style:style style:name="Значение_20_графы_20_форматной_20_рамки_20__28_повёрнуто_29_" style:display-name="Значение графы форматной рамки (повёрнуто)" style:family="paragraph" style:parent-style-name="Значение_20_графы_20_форматной_20_рамки">
      <style:paragraph-properties fo:text-align="center" style:justify-single-word="false"/>
      <style:text-properties fo:font-size="16pt" style:text-rotation-angle="90" style:text-rotation-scale="line-height"/>
    </style:style>
    <style:style style:name="Заголовок_20_графы_20_таблицы" style:display-name="Заголовок графы таблицы" style:family="paragraph" style:parent-style-name="Text" style:master-page-name="">
      <style:paragraph-properties fo:text-align="center" style:justify-single-word="false" style:page-number="auto"/>
      <style:text-properties style:font-name="OpenGost Type B TT1" fo:font-family="'OpenGost Type B TT'" style:font-style-name="Regular" style:font-pitch="variable" fo:font-size="16pt" fo:language="ru" fo:country="RU" fo:font-weight="normal" style:font-weight-complex="600"/>
    </style:style>
    <style:style style:name="Значение_20_графы_20_таблицы" style:display-name="Значение графы таблицы" style:family="paragraph" style:parent-style-name="Text" style:master-page-name="">
      <style:paragraph-properties fo:margin-left="0cm" fo:margin-right="0cm" fo:text-align="start" style:justify-single-word="false" fo:text-indent="0cm" style:auto-text-indent="false" style:page-number="auto"/>
      <style:text-properties style:font-name="OpenGost Type B TT1" fo:font-family="'OpenGost Type B TT'" style:font-style-name="Regular" style:font-pitch="variable" fo:font-size="16pt" fo:language="ru" fo:country="RU"/>
    </style:style>
    <style:style style:name="Формат" style:family="paragraph" style:parent-style-name="Значение_20_графы_20_таблицы" style:auto-update="true">
      <style:paragraph-properties fo:text-align="center" style:justify-single-word="false"/>
    </style:style>
    <style:style style:name="Зона" style:family="paragraph" style:parent-style-name="Значение_20_графы_20_таблицы" style:auto-update="true">
      <style:paragraph-properties fo:text-align="center" style:justify-single-word="false"/>
    </style:style>
    <style:style style:name="Поз." style:family="paragraph" style:parent-style-name="Значение_20_графы_20_таблицы" style:auto-update="true">
      <style:paragraph-properties fo:text-align="center" style:justify-single-word="false"/>
    </style:style>
    <style:style style:name="Обозначение" style:family="paragraph" style:parent-style-name="Значение_20_графы_20_таблицы" style:auto-update="true">
      <style:paragraph-properties fo:text-align="start" style:justify-single-word="false"/>
    </style:style>
    <style:style style:name="Наименование" style:family="paragraph" style:parent-style-name="Значение_20_графы_20_таблицы" style:auto-update="true">
      <style:paragraph-properties fo:text-align="start" style:justify-single-word="false"/>
    </style:style>
    <style:style style:name="Наименование_20__28_заголовок_20_группы_29_" style:display-name="Наименование (заголовок группы)" style:family="paragraph" style:parent-style-name="Значение_20_графы_20_таблицы" style:auto-update="true"/>
    <style:style style:name="Наименование_20__28_заголовок_20_раздела_29_" style:display-name="Наименование (заголовок раздела)" style:family="paragraph" style:parent-style-name="Значение_20_графы_20_таблицы" style:auto-update="true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Кол." style:family="paragraph" style:parent-style-name="Значение_20_графы_20_таблицы" style:auto-update="true">
      <style:paragraph-properties fo:text-align="center" style:justify-single-word="false"/>
    </style:style>
    <style:style style:name="Примечание" style:family="paragraph" style:parent-style-name="Значение_20_графы_20_таблицы" style:auto-update="true"/>
    <style:style style:name="Пустой" style:family="paragraph" style:parent-style-name="Text" style:master-page-name="">
      <loext:graphic-properties draw:fill="none" draw:fill-color="#729fcf"/>
      <style:paragraph-properties fo:line-height="0.049cm" fo:text-align="start" style:justify-single-word="false" style:page-number="auto" fo:background-color="transparent" style:vertical-align="auto" style:snap-to-layout-grid="false">
        <style:tab-stops/>
        <style:drop-cap/>
      </style:paragraph-properties>
      <style:text-properties fo:font-size="14pt"/>
    </style:style>
    <style:style style:name="Frame" style:family="graphic">
      <style:graphic-properties text:anchor-type="paragraph" svg:x="0cm" svg:y="0cm" fo:margin-left="0.199cm" fo:margin-right="0.199cm" fo:margin-top="0.199cm" fo:margin-bottom="0.199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Значение_20_графы_20_форматной_20_рамки">
      <style:text-properties fo:font-size="18pt" style:font-size-asian="18pt" style:font-size-complex="18pt"/>
    </style:style>
    <style:style style:name="MP2" style:family="paragraph" style:parent-style-name="Значение_20_графы_20_форматной_20_рамки">
      <style:text-properties fo:font-size="36pt" style:font-size-asian="36pt" style:font-size-complex="36pt"/>
    </style:style>
    <style:style style:name="MP3" style:family="paragraph" style:parent-style-name="Заголовок_20_графы_20_форматной_20_рамки">
      <style:paragraph-properties fo:margin-left="0.049cm" fo:margin-right="0cm" fo:text-align="start" style:justify-single-word="false" fo:text-indent="0cm" style:auto-text-indent="false"/>
    </style:style>
    <style:style style:name="MP4" style:family="paragraph" style:parent-style-name="Значение_20_графы_20_форматной_20_рамки">
      <style:paragraph-properties fo:margin-left="0.049cm" fo:margin-right="0cm" fo:text-align="start" style:justify-single-word="false" fo:text-indent="0cm" style:auto-text-indent="false"/>
    </style:style>
    <style:style style:name="MP5" style:family="paragraph" style:parent-style-name="Заголовок_20_графы_20_форматной_20_рамки">
      <style:paragraph-properties fo:margin-left="0.049cm" fo:margin-right="0cm" fo:text-align="start" style:justify-single-word="false" fo:text-indent="0cm" style:auto-text-indent="false"/>
      <style:text-properties style:text-scale="97%"/>
    </style:style>
    <style:style style:name="MP6" style:family="paragraph" style:parent-style-name="Заголовок_20_графы_20_форматной_20_рамки">
      <style:text-properties style:text-scale="90%"/>
    </style:style>
    <style:style style:name="Mfr1" style:family="graphic" style:parent-style-name="Frame">
      <style:graphic-properties fo:margin-left="0cm" fo:margin-right="0cm" fo:margin-top="0cm" fo:margin-bottom="0cm" style:protect="size position" style:wrap="run-through" style:number-wrapped-paragraphs="no-limit" style:vertical-pos="from-top" style:vertical-rel="page" style:horizontal-pos="from-left" style:horizontal-rel="page" fo:padding="0cm" fo:border="none" style:writing-mode="lr-tb" draw:textarea-vertical-align="middle">
        <style:columns fo:column-count="1" fo:column-gap="0cm"/>
      </style:graphic-properties>
    </style:style>
    <style:style style:name="Mfr2" style:family="graphic" style:parent-style-name="Frame">
      <style:graphic-properties fo:margin-left="0cm" fo:margin-right="0cm" fo:margin-top="0cm" fo:margin-bottom="0cm" style:protect="content size position" style:wrap="run-through" style:number-wrapped-paragraphs="no-limit" style:vertical-pos="from-top" style:vertical-rel="page" style:horizontal-pos="from-left" style:horizontal-rel="page" fo:padding="0cm" fo:border="none" style:writing-mode="lr-tb" draw:textarea-vertical-align="middle">
        <style:columns fo:column-count="1" fo:column-gap="0cm"/>
      </style:graphic-properties>
    </style:style>
    <style:style style:name="Mfr3" style:family="graphic" style:parent-style-name="Frame">
      <style:graphic-properties fo:margin-left="0cm" fo:margin-right="0cm" fo:margin-top="0cm" fo:margin-bottom="0cm" style:protect="size position" style:wrap="run-through" style:number-wrapped-paragraphs="no-limit" style:vertical-pos="from-top" style:vertical-rel="page" style:horizontal-pos="from-left" style:horizontal-rel="page" fo:padding-left="0cm" fo:padding-right="0cm" fo:padding-top="0.101cm" fo:padding-bottom="0cm" fo:border="none" style:writing-mode="lr-tb" draw:textarea-vertical-align="top">
        <style:columns fo:column-count="1" fo:column-gap="0cm"/>
      </style:graphic-properties>
    </style:style>
    <style:style style:name="Mfr4" style:family="graphic" style:parent-style-name="Frame">
      <style:graphic-properties fo:margin-left="0cm" fo:margin-right="0cm" fo:margin-top="0cm" fo:margin-bottom="0cm" style:protect="content size position" style:wrap="run-through" style:number-wrapped-paragraphs="no-limit" style:vertical-pos="from-top" style:vertical-rel="page" style:horizontal-pos="from-left" style:horizontal-rel="page" fo:padding-left="0cm" fo:padding-right="0cm" fo:padding-top="0.101cm" fo:padding-bottom="0cm" fo:border="none" style:writing-mode="lr-tb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ПервыйЛист1" draw:fill-image-width="100%" draw:fill-image-height="100%" style:repeat="no-repeat" draw:fill-image-ref-point="top-left" style:footnote-max-height="0cm" loext:margin-gutter="0cm">
        <style:background-image xlink:href="Pictures/10002B5A000052220000741ECC181E71.svg" xlink:type="simple" xlink:actuate="onLoad" style:position="top left" style:repeat="no-repeat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45cm" fo:margin-left="0cm" fo:margin-right="0cm" fo:margin-bottom="0cm" fo:background-color="transparent" style:dynamic-spacing="false" draw:fill="none" draw:fill-color="#729fcf"/>
      </style:header-style>
      <style:footer-style>
        <style:header-footer-properties svg:height="4.44cm" fo:margin-left="0cm" fo:margin-right="0cm" fo:margin-top="3.941cm" fo:background-color="transparent" style:dynamic-spacing="false" draw:fill="none" draw:fill-color="#729fcf"/>
      </style:footer-style>
    </style:page-layout>
    <style:page-layout style:name="Mpm9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ПервыйЛист2" draw:fill-image-width="100%" draw:fill-image-height="100%" style:repeat="no-repeat" draw:fill-image-ref-point="top-left" style:footnote-max-height="0cm" loext:margin-gutter="0cm">
        <style:background-image xlink:href="Pictures/10002F79000052220000741E9715A426.svg" xlink:type="simple" xlink:actuate="onLoad" style:position="top left" style:repeat="no-repeat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45cm" fo:margin-left="0cm" fo:margin-right="0cm" fo:margin-bottom="0cm" fo:background-color="transparent" style:dynamic-spacing="false" draw:fill="none" draw:fill-color="#729fcf"/>
      </style:header-style>
      <style:footer-style>
        <style:header-footer-properties svg:height="4.44cm" fo:margin-left="0cm" fo:margin-right="0cm" fo:margin-top="3.941cm" fo:background-color="transparent" style:dynamic-spacing="false" draw:fill="none" draw:fill-color="#729fcf"/>
      </style:footer-style>
    </style:page-layout>
    <style:page-layout style:name="Mpm10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ПервыйЛист3" draw:fill-image-width="100%" draw:fill-image-height="100%" style:repeat="no-repeat" draw:fill-image-ref-point="top-left" style:footnote-max-height="0cm" loext:margin-gutter="0cm">
        <style:background-image xlink:href="Pictures/10003111000052220000741E6E5CBB07.svg" xlink:type="simple" xlink:actuate="onLoad" style:position="top left" style:repeat="no-repeat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45cm" fo:margin-left="0cm" fo:margin-right="0cm" fo:margin-bottom="0cm" fo:background-color="transparent" style:dynamic-spacing="false" draw:fill="none" draw:fill-color="#729fcf"/>
      </style:header-style>
      <style:footer-style>
        <style:header-footer-properties svg:height="6.639cm" fo:margin-left="0cm" fo:margin-right="0cm" fo:margin-top="6.14cm" fo:background-color="transparent" style:dynamic-spacing="false" draw:fill="none" draw:fill-color="#729fcf"/>
      </style:footer-style>
    </style:page-layout>
    <style:page-layout style:name="Mpm11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ПервыйЛист4" draw:fill-image-width="100%" draw:fill-image-height="100%" style:repeat="no-repeat" draw:fill-image-ref-point="top-left" style:footnote-max-height="0cm" loext:margin-gutter="0cm">
        <style:background-image xlink:href="Pictures/1000353C000052220000741E7F532E21.svg" xlink:type="simple" xlink:actuate="onLoad" style:position="top left" style:repeat="no-repeat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45cm" fo:margin-left="0cm" fo:margin-right="0cm" fo:margin-bottom="0cm" fo:background-color="transparent" style:dynamic-spacing="false" draw:fill="none" draw:fill-color="#729fcf"/>
      </style:header-style>
      <style:footer-style>
        <style:header-footer-properties svg:height="6.639cm" fo:margin-left="0cm" fo:margin-right="0cm" fo:margin-top="6.14cm" fo:background-color="transparent" style:dynamic-spacing="false" draw:fill="none" draw:fill-color="#729fcf"/>
      </style:footer-style>
    </style:page-layout>
    <style:page-layout style:name="Mpm12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ПоследующиеЛисты" draw:fill-image-width="100%" draw:fill-image-height="100%" style:repeat="no-repeat" draw:fill-image-ref-point="top-left" style:footnote-max-height="0cm" loext:margin-gutter="0cm">
        <style:background-image xlink:href="Pictures/10001E61000052220000741E18FF1FDE.svg" xlink:type="simple" xlink:actuate="onLoad" style:position="top left" style:repeat="no-repeat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499cm" fo:margin-left="0cm" fo:margin-right="0cm" fo:margin-bottom="0cm" fo:background-color="transparent" style:dynamic-spacing="false" draw:fill="none" draw:fill-color="#729fcf"/>
      </style:header-style>
      <style:footer-style>
        <style:header-footer-properties svg:height="1.94cm" fo:margin-left="0cm" fo:margin-right="0cm" fo:margin-top="1.441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bitmap" draw:background-size="border" draw:fill-image-name="ПервыйЛист1" draw:fill-image-width="100%" draw:fill-image-height="100%" style:repeat="no-repeat" draw:fill-image-ref-point="top-left"/>
    </style:style>
    <style:style style:name="Mdp3" style:family="drawing-page">
      <style:drawing-page-properties draw:fill="bitmap" draw:background-size="border" draw:fill-image-name="ПервыйЛист2" draw:fill-image-width="100%" draw:fill-image-height="100%" style:repeat="no-repeat" draw:fill-image-ref-point="top-left"/>
    </style:style>
    <style:style style:name="Mdp4" style:family="drawing-page">
      <style:drawing-page-properties draw:fill="bitmap" draw:background-size="border" draw:fill-image-name="ПервыйЛист3" draw:fill-image-width="100%" draw:fill-image-height="100%" style:repeat="no-repeat" draw:fill-image-ref-point="top-left"/>
    </style:style>
    <style:style style:name="Mdp5" style:family="drawing-page">
      <style:drawing-page-properties draw:fill="bitmap" draw:background-size="border" draw:fill-image-name="ПервыйЛист4" draw:fill-image-width="100%" draw:fill-image-height="100%" style:repeat="no-repeat" draw:fill-image-ref-point="top-left"/>
    </style:style>
    <style:style style:name="Mdp6" style:family="drawing-page">
      <style:drawing-page-properties draw:fill="bitmap" draw:background-size="border" draw:fill-image-name="ПоследующиеЛисты" draw:fill-image-width="100%" draw:fill-image-height="100%" style:repeat="no-repeat" draw:fill-image-ref-point="top-left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  <style:master-page style:name="First_20_Page" style:display-name="First Page" style:page-layout-name="Mpm1" draw:style-name="Mdp1" style:next-style-name="Standard">
      <style:header>
        <text:p text:style-name="Header"/>
      </style:header>
    </style:master-page>
    <style:master-page style:name="Left_20_Page" style:display-name="Left Page" style:page-layout-name="Mpm2" draw:style-name="Mdp1" style:next-style-name="Right_20_Page">
      <style:header>
        <text:p text:style-name="Header"/>
      </style:header>
    </style:master-page>
    <style:master-page style:name="Right_20_Page" style:display-name="Right Page" style:page-layout-name="Mpm3" draw:style-name="Mdp1" style:next-style-name="Left_20_Page">
      <style:header>
        <text:p text:style-name="Header"/>
      </style:header>
    </style:master-page>
    <style:master-page style:name="Envelope" style:page-layout-name="Mpm4" draw:style-name="Mdp1">
      <style:header>
        <text:p text:style-name="Header"/>
      </style:header>
    </style:master-page>
    <style:master-page style:name="Index" style:page-layout-name="Mpm1" draw:style-name="Mdp1">
      <style:header>
        <text:p text:style-name="Header"/>
      </style:header>
    </style:master-page>
    <style:master-page style:name="HTML" style:page-layout-name="Mpm5" draw:style-name="Mdp1">
      <style:header>
        <text:p text:style-name="Header"/>
      </style:header>
    </style:master-page>
    <style:master-page style:name="Footnote" style:page-layout-name="Mpm6" draw:style-name="Mdp1">
      <style:header>
        <text:p text:style-name="Header"/>
      </style:header>
    </style:master-page>
    <style:master-page style:name="Endnote" style:page-layout-name="Mpm6" draw:style-name="Mdp1">
      <style:header>
        <text:p text:style-name="Header"/>
      </style:header>
    </style:master-page>
    <style:master-page style:name="Landscape" style:page-layout-name="Mpm7" draw:style-name="Mdp1">
      <style:header>
        <text:p text:style-name="Header"/>
      </style:header>
    </style:master-page>
    <style:master-page style:name="Первый_20_лист_20_1" style:display-name="Первый лист 1" style:page-layout-name="Mpm8" draw:style-name="Mdp2" style:next-style-name="Последующие_20_листы">
      <style:header>
        <text:p text:style-name="Text"/>
      </style:header>
      <style:footer>
        <text:p text:style-name="Text"><draw:frame draw:style-name="Mfr1" draw:name="Перв.1: 1 Наименование документа" text:anchor-type="paragraph" svg:x="8.5cm" svg:y="26.7cm" svg:width="7.001cm" svg:height="2.499cm" draw:z-index="21"><draw:text-box><text:p text:style-name="MP1"/></draw:text-box></draw:frame><draw:frame draw:style-name="Mfr1" draw:name="Перв.1: 2 Обозначение документа" text:anchor-type="paragraph" svg:x="8.5cm" svg:y="25.201cm" svg:width="12cm" svg:height="1.499cm" draw:z-index="23"><draw:text-box><text:p text:style-name="MP2"/></draw:text-box></draw:frame><draw:frame draw:style-name="Mfr1" draw:name="Перв.1: 9 Наименование организации" text:anchor-type="paragraph" svg:x="15.499cm" svg:y="27.7cm" svg:width="5.001cm" svg:height="1.499cm" draw:z-index="25"><draw:text-box><text:p text:style-name="MP1"/></draw:text-box></draw:frame><draw:frame draw:style-name="Mfr2" draw:name="Перв.1: 4 Лит. (наименование)" text:anchor-type="paragraph" svg:x="15.499cm" svg:y="26.7cm" svg:width="1.499cm" svg:height="0.499cm" draw:z-index="27"><draw:text-box><text:p text:style-name="Заголовок_20_графы_20_форматной_20_рамки">Лит.</text:p></draw:text-box></draw:frame><draw:frame draw:style-name="Mfr1" draw:name="Перв.1: 4 Лит.1" text:anchor-type="paragraph" svg:x="15.499cm" svg:y="27.199cm" svg:width="0.499cm" svg:height="0.499cm" draw:z-index="29"><draw:text-box><text:p text:style-name="Значение_20_графы_20_форматной_20_рамки"/></draw:text-box></draw:frame><draw:frame draw:style-name="Mfr1" draw:name="Перв.1: 4 Лит.2" text:anchor-type="paragraph" svg:x="16cm" svg:y="27.199cm" svg:width="0.499cm" svg:height="0.499cm" draw:z-index="31"><draw:text-box><text:p text:style-name="Значение_20_графы_20_форматной_20_рамки"/></draw:text-box></draw:frame><draw:frame draw:style-name="Mfr1" draw:name="Перв.1: 4 Лит.3" text:anchor-type="paragraph" svg:x="16.499cm" svg:y="27.199cm" svg:width="0.499cm" svg:height="0.499cm" draw:z-index="33"><draw:text-box><text:p text:style-name="Значение_20_графы_20_форматной_20_рамки"/></draw:text-box></draw:frame><draw:frame draw:style-name="Mfr2" draw:name="Перв.1: 7 Лист (наименование)" text:anchor-type="paragraph" svg:x="17cm" svg:y="26.7cm" svg:width="1.499cm" svg:height="0.499cm" draw:z-index="35"><draw:text-box><text:p text:style-name="Заголовок_20_графы_20_форматной_20_рамки">Лист</text:p></draw:text-box></draw:frame><draw:frame draw:style-name="Mfr1" draw:name="Перв.1: 7 Лист" text:anchor-type="paragraph" svg:x="17cm" svg:y="27.199cm" svg:width="1.499cm" svg:height="0.499cm" draw:z-index="37"><draw:text-box><text:p text:style-name="Значение_20_графы_20_форматной_20_рамки"><text:hidden-paragraph text:condition="ooow:Page == 1"/><text:page-number text:select-page="current">1</text:page-number></text:p><text:p text:style-name="Значение_20_графы_20_форматной_20_рамки"/></draw:text-box></draw:frame><draw:frame draw:style-name="Mfr2" draw:name="Перв.1: 8 Листов (наименование)" text:anchor-type="paragraph" svg:x="18.5cm" svg:y="26.7cm" svg:width="2cm" svg:height="0.499cm" draw:z-index="39"><draw:text-box><text:p text:style-name="Заголовок_20_графы_20_форматной_20_рамки">Листов</text:p></draw:text-box></draw:frame><draw:frame draw:style-name="Mfr1" draw:name="Перв.1: 8 Листов" text:anchor-type="paragraph" svg:x="18.5cm" svg:y="27.199cm" svg:width="2cm" svg:height="0.499cm" draw:z-index="41"><draw:text-box><text:p text:style-name="Значение_20_графы_20_форматной_20_рамки"><text:page-count>2</text:page-count></text:p></draw:text-box></draw:frame><draw:frame draw:style-name="Mfr2" draw:name="Перв.1: 10 Разраб. (наименование)" text:anchor-type="paragraph" svg:x="2cm" svg:y="26.7cm" svg:width="1.7cm" svg:height="0.499cm" draw:z-index="43"><draw:text-box><text:p text:style-name="MP3">Разраб.</text:p></draw:text-box></draw:frame><draw:frame draw:style-name="Mfr2" draw:name="Перв.1: 10 Пров. (наименование)" text:anchor-type="paragraph" svg:x="2cm" svg:y="27.199cm" svg:width="1.7cm" svg:height="0.499cm" draw:z-index="45"><draw:text-box><text:p text:style-name="MP3">Пров.</text:p></draw:text-box></draw:frame><draw:frame draw:style-name="Mfr1" draw:name="Перв.1: 10" text:anchor-type="paragraph" svg:x="2cm" svg:y="27.7cm" svg:width="1.7cm" svg:height="0.499cm" draw:z-index="47"><draw:text-box><text:p text:style-name="MP4"/></draw:text-box></draw:frame><draw:frame draw:style-name="Mfr2" draw:name="Перв.1: 10 Н. контр. (наименование)" text:anchor-type="paragraph" svg:x="2cm" svg:y="28.199cm" svg:width="1.7cm" svg:height="0.499cm" draw:z-index="49"><draw:text-box><text:p text:style-name="MP5">Н. контр.</text:p></draw:text-box></draw:frame><draw:frame draw:style-name="Mfr2" draw:name="Перв.1: 10 Утв. (наименование)" text:anchor-type="paragraph" svg:x="2cm" svg:y="28.7cm" svg:width="1.7cm" svg:height="0.499cm" draw:z-index="51"><draw:text-box><text:p text:style-name="MP3">Утв.</text:p></draw:text-box></draw:frame><draw:frame draw:style-name="Mfr1" draw:name="Перв.1: 11 Разраб." text:anchor-type="paragraph" svg:x="3.701cm" svg:y="26.7cm" svg:width="2.3cm" svg:height="0.499cm" draw:z-index="53"><draw:text-box><text:p text:style-name="MP4"/></draw:text-box></draw:frame><draw:frame draw:style-name="Mfr1" draw:name="Перв.1: 11 Пров." text:anchor-type="paragraph" svg:x="3.701cm" svg:y="27.199cm" svg:width="2.3cm" svg:height="0.499cm" draw:z-index="55"><draw:text-box><text:p text:style-name="MP4"/></draw:text-box></draw:frame><draw:frame draw:style-name="Mfr1" draw:name="Перв.1: 11" text:anchor-type="paragraph" svg:x="3.701cm" svg:y="27.7cm" svg:width="2.3cm" svg:height="0.499cm" draw:z-index="57"><draw:text-box><text:p text:style-name="MP4"/></draw:text-box></draw:frame><draw:frame draw:style-name="Mfr1" draw:name="Перв.1: 11 Н. контр." text:anchor-type="paragraph" svg:x="3.701cm" svg:y="28.199cm" svg:width="2.3cm" svg:height="0.499cm" draw:z-index="59"><draw:text-box><text:p text:style-name="MP4"/></draw:text-box></draw:frame><draw:frame draw:style-name="Mfr1" draw:name="Перв.1: 11 Утв." text:anchor-type="paragraph" svg:x="3.701cm" svg:y="28.7cm" svg:width="2.3cm" svg:height="0.499cm" draw:z-index="61"><draw:text-box><text:p text:style-name="MP4"/></draw:text-box></draw:frame><draw:frame draw:style-name="Mfr1" draw:name="Перв.1: 13 Разраб." text:anchor-type="paragraph" svg:x="7.5cm" svg:y="26.7cm" svg:width="1cm" svg:height="0.499cm" draw:z-index="62"><draw:text-box><text:p text:style-name="MP4"/></draw:text-box></draw:frame><draw:frame draw:style-name="Mfr1" draw:name="Перв.1: 13 Пров." text:anchor-type="paragraph" svg:x="7.5cm" svg:y="27.199cm" svg:width="1cm" svg:height="0.499cm" draw:z-index="60"><draw:text-box><text:p text:style-name="MP4"/></draw:text-box></draw:frame><draw:frame draw:style-name="Mfr1" draw:name="Перв.1: 13" text:anchor-type="paragraph" svg:x="7.5cm" svg:y="27.7cm" svg:width="1cm" svg:height="0.499cm" draw:z-index="58"><draw:text-box><text:p text:style-name="MP4"/></draw:text-box></draw:frame><draw:frame draw:style-name="Mfr1" draw:name="Перв.1: 13 Н. контр." text:anchor-type="paragraph" svg:x="7.5cm" svg:y="28.199cm" svg:width="1cm" svg:height="0.499cm" draw:z-index="56"><draw:text-box><text:p text:style-name="MP4"/></draw:text-box></draw:frame><draw:frame draw:style-name="Mfr1" draw:name="Перв.1: 13 Утв." text:anchor-type="paragraph" svg:x="7.5cm" svg:y="28.7cm" svg:width="1cm" svg:height="0.499cm" draw:z-index="54"><draw:text-box><text:p text:style-name="MP4"/></draw:text-box></draw:frame><draw:frame draw:style-name="Mfr2" draw:name="Перв.1: 14 Изм. (наименование)" text:anchor-type="paragraph" svg:x="2cm" svg:y="26.201cm" svg:width="0.7cm" svg:height="0.499cm" draw:z-index="52"><draw:text-box><text:p text:style-name="MP6">Изм.</text:p></draw:text-box></draw:frame><draw:frame draw:style-name="Mfr2" draw:name="Перв.1: 15 Лист (наименование)" text:anchor-type="paragraph" svg:x="2.701cm" svg:y="26.201cm" svg:width="1cm" svg:height="0.499cm" draw:z-index="50"><draw:text-box><text:p text:style-name="Заголовок_20_графы_20_форматной_20_рамки">Лист</text:p></draw:text-box></draw:frame><draw:frame draw:style-name="Mfr2" draw:name="Перв.1: 16 № докум. (наименование)" text:anchor-type="paragraph" svg:x="3.701cm" svg:y="26.201cm" svg:width="2.3cm" svg:height="0.499cm" draw:z-index="48"><draw:text-box><text:p text:style-name="Заголовок_20_графы_20_форматной_20_рамки">№ докум.</text:p></draw:text-box></draw:frame><draw:frame draw:style-name="Mfr2" draw:name="Перв.1: 17 Подп. (наименование)" text:anchor-type="paragraph" svg:x="6.001cm" svg:y="26.201cm" svg:width="1.499cm" svg:height="0.499cm" draw:z-index="46"><draw:text-box><text:p text:style-name="Заголовок_20_графы_20_форматной_20_рамки">Подп.</text:p></draw:text-box></draw:frame><draw:frame draw:style-name="Mfr2" draw:name="Перв.1: 18 Дата (наименование)" text:anchor-type="paragraph" svg:x="7.5cm" svg:y="26.201cm" svg:width="1cm" svg:height="0.499cm" draw:z-index="44"><draw:text-box><text:p text:style-name="Заголовок_20_графы_20_форматной_20_рамки">Дата</text:p></draw:text-box></draw:frame><draw:frame draw:style-name="Mfr2" draw:name="Перв.1: 19 Инв. № подл. (наименование)" text:anchor-type="paragraph" svg:x="0.801cm" svg:y="26.7cm" svg:width="0.499cm" svg:height="2.499cm" draw:z-index="42"><draw:text-box><text:p text:style-name="Заголовок_20_графы_20_форматной_20_рамки_20__28_повёрнуто_29_">Инв. № подл.</text:p></draw:text-box></draw:frame><draw:frame draw:style-name="Mfr1" draw:name="Перв.1: 19 Инв. № подл." text:anchor-type="paragraph" svg:x="1.3cm" svg:y="26.7cm" svg:width="0.7cm" svg:height="2.499cm" draw:z-index="40"><draw:text-box><text:p text:style-name="Значение_20_графы_20_форматной_20_рамки_20__28_повёрнуто_29_"/></draw:text-box></draw:frame><draw:frame draw:style-name="Mfr2" draw:name="Перв.1: 20 Подп. и дата (наименование)" text:anchor-type="paragraph" svg:x="0.801cm" svg:y="23.2cm" svg:width="0.499cm" svg:height="3.5cm" draw:z-index="38"><draw:text-box><text:p text:style-name="Заголовок_20_графы_20_форматной_20_рамки_20__28_повёрнуто_29_">Подп. и дата</text:p></draw:text-box></draw:frame><draw:frame draw:style-name="Mfr3" draw:name="Перв.1: 20 Подп. и дата" text:anchor-type="paragraph" svg:x="1.3cm" svg:y="23.2cm" svg:width="0.7cm" svg:height="3.5cm" draw:z-index="36"><draw:text-box><text:p text:style-name="Значение_20_графы_20_форматной_20_рамки_20__28_повёрнуто_29_"/></draw:text-box></draw:frame><draw:frame draw:style-name="Mfr2" draw:name="Перв.1: 21 Взам. инв. № (наименование)" text:anchor-type="paragraph" svg:x="0.801cm" svg:y="20.699cm" svg:width="0.499cm" svg:height="2.499cm" draw:z-index="34"><draw:text-box><text:p text:style-name="Заголовок_20_графы_20_форматной_20_рамки_20__28_повёрнуто_29_">Взам. инв. №</text:p></draw:text-box></draw:frame><draw:frame draw:style-name="Mfr1" draw:name="Перв.1: 21 Взам. инв. №" text:anchor-type="paragraph" svg:x="1.3cm" svg:y="20.699cm" svg:width="0.7cm" svg:height="2.499cm" draw:z-index="32"><draw:text-box><text:p text:style-name="Значение_20_графы_20_форматной_20_рамки_20__28_повёрнуто_29_"/></draw:text-box></draw:frame><draw:frame draw:style-name="Mfr2" draw:name="Перв.1: 22 Инв. № дубл. (наименование)" text:anchor-type="paragraph" svg:x="0.801cm" svg:y="18.2cm" svg:width="0.499cm" svg:height="2.499cm" draw:z-index="30"><draw:text-box><text:p text:style-name="Заголовок_20_графы_20_форматной_20_рамки_20__28_повёрнуто_29_">Инв. № дубл.</text:p></draw:text-box></draw:frame><draw:frame draw:style-name="Mfr1" draw:name="Перв.1: 22 Инв. № дубл." text:anchor-type="paragraph" svg:x="1.3cm" svg:y="18.2cm" svg:width="0.7cm" svg:height="2.499cm" draw:z-index="28"><draw:text-box><text:p text:style-name="Значение_20_графы_20_форматной_20_рамки_20__28_повёрнуто_29_"/></draw:text-box></draw:frame><draw:frame draw:style-name="Mfr2" draw:name="Перв.1: 23 Подп. и дата (наименование)" text:anchor-type="paragraph" svg:x="0.801cm" svg:y="14.7cm" svg:width="0.499cm" svg:height="3.5cm" draw:z-index="26"><draw:text-box><text:p text:style-name="Заголовок_20_графы_20_форматной_20_рамки_20__28_повёрнуто_29_">Подп. и дата</text:p></draw:text-box></draw:frame><draw:frame draw:style-name="Mfr3" draw:name="Перв.1: 23 Подп. и дата" text:anchor-type="paragraph" svg:x="1.3cm" svg:y="14.7cm" svg:width="0.7cm" svg:height="3.5cm" draw:z-index="24"><draw:text-box><text:p text:style-name="Значение_20_графы_20_форматной_20_рамки_20__28_повёрнуто_29_"/></draw:text-box></draw:frame><draw:frame draw:style-name="Mfr2" draw:name="Перв.1: 31 Копировал (наименование)" text:anchor-type="paragraph" svg:x="9.5cm" svg:y="29.199cm" svg:height="0.499cm" draw:z-index="22"><draw:text-box fo:min-width="1cm"><text:p text:style-name="Заголовок_20_графы_20_форматной_20_рамки">Копировал</text:p></draw:text-box></draw:frame><draw:frame draw:style-name="Mfr2" draw:name="Перв.1: 32 Формат (наименование)" text:anchor-type="paragraph" svg:x="16.499cm" svg:y="29.199cm" svg:height="0.499cm" draw:z-index="20"><draw:text-box fo:min-width="1cm"><text:p text:style-name="Заголовок_20_графы_20_форматной_20_рамки">Формат А4</text:p></draw:text-box></draw:frame></text:p>
      </style:footer>
    </style:master-page>
    <style:master-page style:name="Первый_20_лист_20_2" style:display-name="Первый лист 2" style:page-layout-name="Mpm9" draw:style-name="Mdp3" style:next-style-name="Последующие_20_листы">
      <style:header>
        <text:p text:style-name="Text"/>
      </style:header>
      <style:footer>
        <text:p text:style-name="Text"><draw:frame draw:style-name="Mfr1" draw:name="Перв.2: 1 Наименование документа" text:anchor-type="paragraph" svg:x="8.5cm" svg:y="26.7cm" svg:width="7.001cm" svg:height="2.499cm" draw:z-index="0"><draw:text-box><text:p text:style-name="MP1"/></draw:text-box></draw:frame><draw:frame draw:style-name="Mfr1" draw:name="Перв.2: 2 Обозначение документа" text:anchor-type="paragraph" svg:x="8.5cm" svg:y="25.201cm" svg:width="12cm" svg:height="1.499cm" draw:z-index="0"><draw:text-box><text:p text:style-name="MP2"/></draw:text-box></draw:frame><draw:frame draw:style-name="Mfr1" draw:name="Перв.2: 9 Наименование организации" text:anchor-type="paragraph" svg:x="15.499cm" svg:y="27.7cm" svg:width="5.001cm" svg:height="1.499cm" draw:z-index="0"><draw:text-box><text:p text:style-name="MP1"/></draw:text-box></draw:frame><draw:frame draw:style-name="Mfr2" draw:name="Перв.2: 4 Лит. (наименование)" text:anchor-type="paragraph" svg:x="15.499cm" svg:y="26.7cm" svg:width="1.499cm" svg:height="0.499cm" draw:z-index="0"><draw:text-box><text:p text:style-name="Заголовок_20_графы_20_форматной_20_рамки">Лит.</text:p></draw:text-box></draw:frame><draw:frame draw:style-name="Mfr1" draw:name="Перв.2: 4 Лит.1" text:anchor-type="paragraph" svg:x="15.499cm" svg:y="27.199cm" svg:width="0.499cm" svg:height="0.499cm" draw:z-index="0"><draw:text-box><text:p text:style-name="Значение_20_графы_20_форматной_20_рамки"/></draw:text-box></draw:frame><draw:frame draw:style-name="Mfr1" draw:name="Перв.2: 4 Лит.2" text:anchor-type="paragraph" svg:x="16cm" svg:y="27.199cm" svg:width="0.499cm" svg:height="0.499cm" draw:z-index="0"><draw:text-box><text:p text:style-name="Значение_20_графы_20_форматной_20_рамки"/></draw:text-box></draw:frame><draw:frame draw:style-name="Mfr1" draw:name="Перв.2: 4 Лит.3" text:anchor-type="paragraph" svg:x="16.499cm" svg:y="27.199cm" svg:width="0.499cm" svg:height="0.499cm" draw:z-index="0"><draw:text-box><text:p text:style-name="Значение_20_графы_20_форматной_20_рамки"/></draw:text-box></draw:frame><draw:frame draw:style-name="Mfr2" draw:name="Перв.2: 7 Лист (наименование)" text:anchor-type="paragraph" svg:x="17cm" svg:y="26.7cm" svg:width="1.499cm" svg:height="0.499cm" draw:z-index="0"><draw:text-box><text:p text:style-name="Заголовок_20_графы_20_форматной_20_рамки">Лист</text:p></draw:text-box></draw:frame><draw:frame draw:style-name="Mfr1" draw:name="Перв.2: 7 Лист" text:anchor-type="paragraph" svg:x="17cm" svg:y="27.199cm" svg:width="1.499cm" svg:height="0.499cm" draw:z-index="0"><draw:text-box><text:p text:style-name="Значение_20_графы_20_форматной_20_рамки"><text:hidden-paragraph text:condition="ooow:Page == 1" text:is-hidden="true"/><text:page-number text:select-page="current">0</text:page-number></text:p><text:p text:style-name="Значение_20_графы_20_форматной_20_рамки"/></draw:text-box></draw:frame><draw:frame draw:style-name="Mfr2" draw:name="Перв.2: 8 Листов (наименование)" text:anchor-type="paragraph" svg:x="18.5cm" svg:y="26.7cm" svg:width="2cm" svg:height="0.499cm" draw:z-index="0"><draw:text-box><text:p text:style-name="Заголовок_20_графы_20_форматной_20_рамки">Листов</text:p></draw:text-box></draw:frame><draw:frame draw:style-name="Mfr1" draw:name="Перв.2: 8 Листов" text:anchor-type="paragraph" svg:x="18.5cm" svg:y="27.199cm" svg:width="2cm" svg:height="0.499cm" draw:z-index="0"><draw:text-box><text:p text:style-name="Значение_20_графы_20_форматной_20_рамки"><text:page-count>2</text:page-count></text:p></draw:text-box></draw:frame><draw:frame draw:style-name="Mfr2" draw:name="Перв.2: 10 Разраб. (наименование)" text:anchor-type="paragraph" svg:x="2cm" svg:y="26.7cm" svg:width="1.7cm" svg:height="0.499cm" draw:z-index="0"><draw:text-box><text:p text:style-name="MP3">Разраб.</text:p></draw:text-box></draw:frame><draw:frame draw:style-name="Mfr2" draw:name="Перв.2: 10 Пров. (наименование)" text:anchor-type="paragraph" svg:x="2cm" svg:y="27.199cm" svg:width="1.7cm" svg:height="0.499cm" draw:z-index="0"><draw:text-box><text:p text:style-name="MP3">Пров.</text:p></draw:text-box></draw:frame><draw:frame draw:style-name="Mfr1" draw:name="Перв.2: 10" text:anchor-type="paragraph" svg:x="2cm" svg:y="27.7cm" svg:width="1.7cm" svg:height="0.499cm" draw:z-index="0"><draw:text-box><text:p text:style-name="MP4"/></draw:text-box></draw:frame><draw:frame draw:style-name="Mfr2" draw:name="Перв.2: 10 Н. контр. (наименование)" text:anchor-type="paragraph" svg:x="2cm" svg:y="28.199cm" svg:width="1.7cm" svg:height="0.499cm" draw:z-index="0"><draw:text-box><text:p text:style-name="MP5">Н. контр.</text:p></draw:text-box></draw:frame><draw:frame draw:style-name="Mfr2" draw:name="Перв.2: 10 Утв. (наименование)" text:anchor-type="paragraph" svg:x="2cm" svg:y="28.7cm" svg:width="1.7cm" svg:height="0.499cm" draw:z-index="0"><draw:text-box><text:p text:style-name="MP3">Утв.</text:p></draw:text-box></draw:frame><draw:frame draw:style-name="Mfr1" draw:name="Перв.2: 11 Разраб." text:anchor-type="paragraph" svg:x="3.701cm" svg:y="26.7cm" svg:width="2.3cm" svg:height="0.499cm" draw:z-index="0"><draw:text-box><text:p text:style-name="MP4"/></draw:text-box></draw:frame><draw:frame draw:style-name="Mfr1" draw:name="Перв.2: 11 Пров." text:anchor-type="paragraph" svg:x="3.701cm" svg:y="27.199cm" svg:width="2.3cm" svg:height="0.499cm" draw:z-index="0"><draw:text-box><text:p text:style-name="MP4"/></draw:text-box></draw:frame><draw:frame draw:style-name="Mfr1" draw:name="Перв.2: 11" text:anchor-type="paragraph" svg:x="3.701cm" svg:y="27.7cm" svg:width="2.3cm" svg:height="0.499cm" draw:z-index="0"><draw:text-box><text:p text:style-name="MP4"/></draw:text-box></draw:frame><draw:frame draw:style-name="Mfr1" draw:name="Перв.2: 11 Н. контр." text:anchor-type="paragraph" svg:x="3.701cm" svg:y="28.199cm" svg:width="2.3cm" svg:height="0.499cm" draw:z-index="0"><draw:text-box><text:p text:style-name="MP4"/></draw:text-box></draw:frame><draw:frame draw:style-name="Mfr1" draw:name="Перв.2: 11 Утв." text:anchor-type="paragraph" svg:x="3.701cm" svg:y="28.7cm" svg:width="2.3cm" svg:height="0.499cm" draw:z-index="0"><draw:text-box><text:p text:style-name="MP4"/></draw:text-box></draw:frame><draw:frame draw:style-name="Mfr1" draw:name="Перв.2: 13 Разраб." text:anchor-type="paragraph" svg:x="7.5cm" svg:y="26.7cm" svg:width="1cm" svg:height="0.499cm" draw:z-index="0"><draw:text-box><text:p text:style-name="MP4"/></draw:text-box></draw:frame><draw:frame draw:style-name="Mfr1" draw:name="Перв.2: 13 Пров." text:anchor-type="paragraph" svg:x="7.5cm" svg:y="27.199cm" svg:width="1cm" svg:height="0.499cm" draw:z-index="0"><draw:text-box><text:p text:style-name="MP4"/></draw:text-box></draw:frame><draw:frame draw:style-name="Mfr1" draw:name="Перв.2: 13" text:anchor-type="paragraph" svg:x="7.5cm" svg:y="27.7cm" svg:width="1cm" svg:height="0.499cm" draw:z-index="0"><draw:text-box><text:p text:style-name="MP4"/></draw:text-box></draw:frame><draw:frame draw:style-name="Mfr1" draw:name="Перв.2: 13 Н. контр." text:anchor-type="paragraph" svg:x="7.5cm" svg:y="28.199cm" svg:width="1cm" svg:height="0.499cm" draw:z-index="0"><draw:text-box><text:p text:style-name="MP4"/></draw:text-box></draw:frame><draw:frame draw:style-name="Mfr1" draw:name="Перв.2: 13 Утв." text:anchor-type="paragraph" svg:x="7.5cm" svg:y="28.7cm" svg:width="1cm" svg:height="0.499cm" draw:z-index="0"><draw:text-box><text:p text:style-name="MP4"/></draw:text-box></draw:frame><draw:frame draw:style-name="Mfr2" draw:name="Перв.2: 14 Изм. (наименование)" text:anchor-type="paragraph" svg:x="2cm" svg:y="26.201cm" svg:width="0.7cm" svg:height="0.499cm" draw:z-index="0"><draw:text-box><text:p text:style-name="MP6">Изм.</text:p></draw:text-box></draw:frame><draw:frame draw:style-name="Mfr2" draw:name="Перв.2: 15 Лист (наименование)" text:anchor-type="paragraph" svg:x="2.701cm" svg:y="26.201cm" svg:width="1cm" svg:height="0.499cm" draw:z-index="0"><draw:text-box><text:p text:style-name="Заголовок_20_графы_20_форматной_20_рамки">Лист</text:p></draw:text-box></draw:frame><draw:frame draw:style-name="Mfr2" draw:name="Перв.2: 16 № докум. (наименование)" text:anchor-type="paragraph" svg:x="3.701cm" svg:y="26.201cm" svg:width="2.3cm" svg:height="0.499cm" draw:z-index="0"><draw:text-box><text:p text:style-name="Заголовок_20_графы_20_форматной_20_рамки">№ докум.</text:p></draw:text-box></draw:frame><draw:frame draw:style-name="Mfr2" draw:name="Перв.2: 17 Подп. (наименование)" text:anchor-type="paragraph" svg:x="6.001cm" svg:y="26.201cm" svg:width="1.499cm" svg:height="0.499cm" draw:z-index="0"><draw:text-box><text:p text:style-name="Заголовок_20_графы_20_форматной_20_рамки">Подп.</text:p></draw:text-box></draw:frame><draw:frame draw:style-name="Mfr2" draw:name="Перв.2: 18 Дата (наименование)" text:anchor-type="paragraph" svg:x="7.5cm" svg:y="26.201cm" svg:width="1cm" svg:height="0.499cm" draw:z-index="0"><draw:text-box><text:p text:style-name="Заголовок_20_графы_20_форматной_20_рамки">Дата</text:p></draw:text-box></draw:frame><draw:frame draw:style-name="Mfr2" draw:name="Перв.2: 19 Инв. № подл. (наименование)" text:anchor-type="paragraph" svg:x="0.801cm" svg:y="26.7cm" svg:width="0.499cm" svg:height="2.499cm" draw:z-index="0"><draw:text-box><text:p text:style-name="Заголовок_20_графы_20_форматной_20_рамки_20__28_повёрнуто_29_">Инв. № подл.</text:p></draw:text-box></draw:frame><draw:frame draw:style-name="Mfr1" draw:name="Перв.2: 19 Инв. № подл." text:anchor-type="paragraph" svg:x="1.3cm" svg:y="26.7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2: 20 Подп. и дата (наименование)" text:anchor-type="paragraph" svg:x="0.801cm" svg:y="23.2cm" svg:width="0.499cm" svg:height="3.5cm" draw:z-index="0"><draw:text-box><text:p text:style-name="Заголовок_20_графы_20_форматной_20_рамки_20__28_повёрнуто_29_">Подп. и дата</text:p></draw:text-box></draw:frame><draw:frame draw:style-name="Mfr3" draw:name="Перв.2: 20 Подп. и дата" text:anchor-type="paragraph" svg:x="1.3cm" svg:y="23.2cm" svg:width="0.7cm" svg:height="3.5cm" draw:z-index="0"><draw:text-box><text:p text:style-name="Значение_20_графы_20_форматной_20_рамки_20__28_повёрнуто_29_"/></draw:text-box></draw:frame><draw:frame draw:style-name="Mfr2" draw:name="Перв.2: 21 Взам. инв. № (наименование)" text:anchor-type="paragraph" svg:x="0.801cm" svg:y="20.699cm" svg:width="0.499cm" svg:height="2.499cm" draw:z-index="0"><draw:text-box><text:p text:style-name="Заголовок_20_графы_20_форматной_20_рамки_20__28_повёрнуто_29_">Взам. инв. №</text:p></draw:text-box></draw:frame><draw:frame draw:style-name="Mfr1" draw:name="Перв.2: 21 Взам. инв. №" text:anchor-type="paragraph" svg:x="1.3cm" svg:y="20.699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2: 22 Инв. № дубл. (наименование)" text:anchor-type="paragraph" svg:x="0.801cm" svg:y="18.2cm" svg:width="0.499cm" svg:height="2.499cm" draw:z-index="0"><draw:text-box><text:p text:style-name="Заголовок_20_графы_20_форматной_20_рамки_20__28_повёрнуто_29_">Инв. № дубл.</text:p></draw:text-box></draw:frame><draw:frame draw:style-name="Mfr1" draw:name="Перв.2: 22 Инв. № дубл." text:anchor-type="paragraph" svg:x="1.3cm" svg:y="18.2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2: 23 Подп. и дата (наименование)" text:anchor-type="paragraph" svg:x="0.801cm" svg:y="14.7cm" svg:width="0.499cm" svg:height="3.5cm" draw:z-index="0"><draw:text-box><text:p text:style-name="Заголовок_20_графы_20_форматной_20_рамки_20__28_повёрнуто_29_">Подп. и дата</text:p></draw:text-box></draw:frame><draw:frame draw:style-name="Mfr3" draw:name="Перв.2: 23 Подп. и дата" text:anchor-type="paragraph" svg:x="1.3cm" svg:y="14.7cm" svg:width="0.7cm" svg:height="3.5cm" draw:z-index="0"><draw:text-box><text:p text:style-name="Значение_20_графы_20_форматной_20_рамки_20__28_повёрнуто_29_"/></draw:text-box></draw:frame><draw:frame draw:style-name="Mfr2" draw:name="Перв.2: 24 Справ. № (наименование)" text:anchor-type="paragraph" svg:x="0.801cm" svg:y="6.5cm" svg:width="0.499cm" svg:height="6.001cm" draw:z-index="0"><draw:text-box><text:p text:style-name="Заголовок_20_графы_20_форматной_20_рамки_20__28_повёрнуто_29_">Справ. №</text:p></draw:text-box></draw:frame><draw:frame draw:style-name="Mfr1" draw:name="Перв.2: 24 Справ. №" text:anchor-type="paragraph" svg:x="1.3cm" svg:y="6.5cm" svg:width="0.7cm" svg:height="6.001cm" draw:z-index="0"><draw:text-box><text:p text:style-name="Значение_20_графы_20_форматной_20_рамки_20__28_повёрнуто_29_"/></draw:text-box></draw:frame><draw:frame draw:style-name="Mfr2" draw:name="Перв.2: 25 Перв. примен. (наименование)" text:anchor-type="paragraph" svg:x="0.801cm" svg:y="0.499cm" svg:width="0.499cm" svg:height="6.001cm" draw:z-index="0"><draw:text-box><text:p text:style-name="Заголовок_20_графы_20_форматной_20_рамки_20__28_повёрнуто_29_">Перв. примен.</text:p></draw:text-box></draw:frame><draw:frame draw:style-name="Mfr1" draw:name="Перв.2: 25 Перв. примен." text:anchor-type="paragraph" svg:x="1.3cm" svg:y="0.499cm" svg:width="0.7cm" svg:height="6.001cm" draw:z-index="0"><draw:text-box><text:p text:style-name="Значение_20_графы_20_форматной_20_рамки_20__28_повёрнуто_29_"/></draw:text-box></draw:frame><draw:frame draw:style-name="Mfr2" draw:name="Перв.2: 31 Копировал (наименование)" text:anchor-type="paragraph" svg:x="9.5cm" svg:y="29.199cm" svg:height="0.499cm" draw:z-index="0"><draw:text-box fo:min-width="1cm"><text:p text:style-name="Заголовок_20_графы_20_форматной_20_рамки">Копировал</text:p></draw:text-box></draw:frame><draw:frame draw:style-name="Mfr2" draw:name="Перв.2: 32 Формат (наименование)" text:anchor-type="paragraph" svg:x="16.499cm" svg:y="29.199cm" svg:height="0.499cm" draw:z-index="0"><draw:text-box fo:min-width="1cm"><text:p text:style-name="Заголовок_20_графы_20_форматной_20_рамки">Формат А4</text:p></draw:text-box></draw:frame></text:p>
      </style:footer>
    </style:master-page>
    <style:master-page style:name="Первый_20_лист_20_3" style:display-name="Первый лист 3" style:page-layout-name="Mpm10" draw:style-name="Mdp4" style:next-style-name="Последующие_20_листы">
      <style:header>
        <text:p text:style-name="Text"/>
      </style:header>
      <style:footer>
        <text:p text:style-name="Text"><draw:frame draw:style-name="Mfr1" draw:name="Перв.3: 1 Наименование документа" text:anchor-type="paragraph" svg:x="8.5cm" svg:y="26.7cm" svg:width="7.001cm" svg:height="2.499cm" draw:z-index="0"><draw:text-box><text:p text:style-name="MP1"/></draw:text-box></draw:frame><draw:frame draw:style-name="Mfr1" draw:name="Перв.3: 2 Обозначение документа" text:anchor-type="paragraph" svg:x="8.5cm" svg:y="25.201cm" svg:width="12cm" svg:height="1.499cm" draw:z-index="0"><draw:text-box><text:p text:style-name="MP2"/></draw:text-box></draw:frame><draw:frame draw:style-name="Mfr1" draw:name="Перв.3: 9 Наименование организации" text:anchor-type="paragraph" svg:x="15.499cm" svg:y="27.7cm" svg:width="5.001cm" svg:height="1.499cm" draw:z-index="0"><draw:text-box><text:p text:style-name="MP1"/></draw:text-box></draw:frame><draw:frame draw:style-name="Mfr2" draw:name="Перв.3: 4 Лит. (наименование)" text:anchor-type="paragraph" svg:x="15.499cm" svg:y="26.7cm" svg:width="1.499cm" svg:height="0.499cm" draw:z-index="0"><draw:text-box><text:p text:style-name="Заголовок_20_графы_20_форматной_20_рамки">Лит.</text:p></draw:text-box></draw:frame><draw:frame draw:style-name="Mfr1" draw:name="Перв.3: 4 Лит.1" text:anchor-type="paragraph" svg:x="15.499cm" svg:y="27.199cm" svg:width="0.499cm" svg:height="0.499cm" draw:z-index="0"><draw:text-box><text:p text:style-name="Значение_20_графы_20_форматной_20_рамки"/></draw:text-box></draw:frame><draw:frame draw:style-name="Mfr1" draw:name="Перв.3: 4 Лит.2" text:anchor-type="paragraph" svg:x="16cm" svg:y="27.199cm" svg:width="0.499cm" svg:height="0.499cm" draw:z-index="0"><draw:text-box><text:p text:style-name="Значение_20_графы_20_форматной_20_рамки"/></draw:text-box></draw:frame><draw:frame draw:style-name="Mfr1" draw:name="Перв.3: 4 Лит.3" text:anchor-type="paragraph" svg:x="16.499cm" svg:y="27.199cm" svg:width="0.499cm" svg:height="0.499cm" draw:z-index="0"><draw:text-box><text:p text:style-name="Значение_20_графы_20_форматной_20_рамки"/></draw:text-box></draw:frame><draw:frame draw:style-name="Mfr2" draw:name="Перв.3: 7 Лист (наименование)" text:anchor-type="paragraph" svg:x="17cm" svg:y="26.7cm" svg:width="1.499cm" svg:height="0.499cm" draw:z-index="0"><draw:text-box><text:p text:style-name="Заголовок_20_графы_20_форматной_20_рамки">Лист</text:p></draw:text-box></draw:frame><draw:frame draw:style-name="Mfr1" draw:name="Перв.3: 7 Лист" text:anchor-type="paragraph" svg:x="17cm" svg:y="27.199cm" svg:width="1.499cm" svg:height="0.499cm" draw:z-index="0"><draw:text-box><text:p text:style-name="Значение_20_графы_20_форматной_20_рамки"><text:hidden-paragraph text:condition="ooow:Page == 1" text:is-hidden="true"/><text:page-number text:select-page="current">0</text:page-number></text:p><text:p text:style-name="Значение_20_графы_20_форматной_20_рамки"/></draw:text-box></draw:frame><draw:frame draw:style-name="Mfr2" draw:name="Перв.3: 8 Листов (наименование)" text:anchor-type="paragraph" svg:x="18.5cm" svg:y="26.7cm" svg:width="2cm" svg:height="0.499cm" draw:z-index="0"><draw:text-box><text:p text:style-name="Заголовок_20_графы_20_форматной_20_рамки">Листов</text:p></draw:text-box></draw:frame><draw:frame draw:style-name="Mfr1" draw:name="Перв.3: 8 Листов" text:anchor-type="paragraph" svg:x="18.5cm" svg:y="27.199cm" svg:width="2cm" svg:height="0.499cm" draw:z-index="0"><draw:text-box><text:p text:style-name="Значение_20_графы_20_форматной_20_рамки"><text:page-count>2</text:page-count></text:p></draw:text-box></draw:frame><draw:frame draw:style-name="Mfr2" draw:name="Перв.3: 10 Разраб. (наименование)" text:anchor-type="paragraph" svg:x="2cm" svg:y="26.7cm" svg:width="1.7cm" svg:height="0.499cm" draw:z-index="0"><draw:text-box><text:p text:style-name="MP3">Разраб.</text:p></draw:text-box></draw:frame><draw:frame draw:style-name="Mfr2" draw:name="Перв.3: 10 Пров. (наименование)" text:anchor-type="paragraph" svg:x="2cm" svg:y="27.199cm" svg:width="1.7cm" svg:height="0.499cm" draw:z-index="0"><draw:text-box><text:p text:style-name="MP3">Пров.</text:p></draw:text-box></draw:frame><draw:frame draw:style-name="Mfr1" draw:name="Перв.3: 10" text:anchor-type="paragraph" svg:x="2cm" svg:y="27.7cm" svg:width="1.7cm" svg:height="0.499cm" draw:z-index="0"><draw:text-box><text:p text:style-name="MP4"/></draw:text-box></draw:frame><draw:frame draw:style-name="Mfr2" draw:name="Перв.3: 10 Н. контр. (наименование)" text:anchor-type="paragraph" svg:x="2cm" svg:y="28.199cm" svg:width="1.7cm" svg:height="0.499cm" draw:z-index="0"><draw:text-box><text:p text:style-name="MP5">Н. контр.</text:p></draw:text-box></draw:frame><draw:frame draw:style-name="Mfr2" draw:name="Перв.3: 10 Утв. (наименование)" text:anchor-type="paragraph" svg:x="2cm" svg:y="28.7cm" svg:width="1.7cm" svg:height="0.499cm" draw:z-index="0"><draw:text-box><text:p text:style-name="MP3">Утв.</text:p></draw:text-box></draw:frame><draw:frame draw:style-name="Mfr1" draw:name="Перв.3: 11 Разраб." text:anchor-type="paragraph" svg:x="3.701cm" svg:y="26.7cm" svg:width="2.3cm" svg:height="0.499cm" draw:z-index="0"><draw:text-box><text:p text:style-name="MP4"/></draw:text-box></draw:frame><draw:frame draw:style-name="Mfr1" draw:name="Перв.3: 11 Пров." text:anchor-type="paragraph" svg:x="3.701cm" svg:y="27.199cm" svg:width="2.3cm" svg:height="0.499cm" draw:z-index="0"><draw:text-box><text:p text:style-name="MP4"/></draw:text-box></draw:frame><draw:frame draw:style-name="Mfr1" draw:name="Перв.3: 11" text:anchor-type="paragraph" svg:x="3.701cm" svg:y="27.7cm" svg:width="2.3cm" svg:height="0.499cm" draw:z-index="0"><draw:text-box><text:p text:style-name="MP4"/></draw:text-box></draw:frame><draw:frame draw:style-name="Mfr1" draw:name="Перв.3: 11 Н. контр." text:anchor-type="paragraph" svg:x="3.701cm" svg:y="28.199cm" svg:width="2.3cm" svg:height="0.499cm" draw:z-index="0"><draw:text-box><text:p text:style-name="MP4"/></draw:text-box></draw:frame><draw:frame draw:style-name="Mfr1" draw:name="Перв.3: 11 Утв." text:anchor-type="paragraph" svg:x="3.701cm" svg:y="28.7cm" svg:width="2.3cm" svg:height="0.499cm" draw:z-index="0"><draw:text-box><text:p text:style-name="MP4"/></draw:text-box></draw:frame><draw:frame draw:style-name="Mfr1" draw:name="Перв.3: 13 Разраб." text:anchor-type="paragraph" svg:x="7.5cm" svg:y="26.7cm" svg:width="1cm" svg:height="0.499cm" draw:z-index="0"><draw:text-box><text:p text:style-name="MP4"/></draw:text-box></draw:frame><draw:frame draw:style-name="Mfr1" draw:name="Перв.3: 13 Пров." text:anchor-type="paragraph" svg:x="7.5cm" svg:y="27.199cm" svg:width="1cm" svg:height="0.499cm" draw:z-index="0"><draw:text-box><text:p text:style-name="MP4"/></draw:text-box></draw:frame><draw:frame draw:style-name="Mfr1" draw:name="Перв.3: 13" text:anchor-type="paragraph" svg:x="7.5cm" svg:y="27.7cm" svg:width="1cm" svg:height="0.499cm" draw:z-index="0"><draw:text-box><text:p text:style-name="MP4"/></draw:text-box></draw:frame><draw:frame draw:style-name="Mfr1" draw:name="Перв.3: 13 Н. контр." text:anchor-type="paragraph" svg:x="7.5cm" svg:y="28.199cm" svg:width="1cm" svg:height="0.499cm" draw:z-index="0"><draw:text-box><text:p text:style-name="MP4"/></draw:text-box></draw:frame><draw:frame draw:style-name="Mfr1" draw:name="Перв.3: 13 Утв." text:anchor-type="paragraph" svg:x="7.5cm" svg:y="28.7cm" svg:width="1cm" svg:height="0.499cm" draw:z-index="0"><draw:text-box><text:p text:style-name="MP4"/></draw:text-box></draw:frame><draw:frame draw:style-name="Mfr2" draw:name="Перв.3: 14 Изм. (наименование)" text:anchor-type="paragraph" svg:x="2cm" svg:y="26.201cm" svg:width="0.7cm" svg:height="0.499cm" draw:z-index="0"><draw:text-box><text:p text:style-name="MP6">Изм.</text:p></draw:text-box></draw:frame><draw:frame draw:style-name="Mfr2" draw:name="Перв.3: 15 Лист (наименование)" text:anchor-type="paragraph" svg:x="2.701cm" svg:y="26.201cm" svg:width="1cm" svg:height="0.499cm" draw:z-index="0"><draw:text-box><text:p text:style-name="Заголовок_20_графы_20_форматной_20_рамки">Лист</text:p></draw:text-box></draw:frame><draw:frame draw:style-name="Mfr2" draw:name="Перв.3: 16 № докум. (наименование)" text:anchor-type="paragraph" svg:x="3.701cm" svg:y="26.201cm" svg:width="2.3cm" svg:height="0.499cm" draw:z-index="0"><draw:text-box><text:p text:style-name="Заголовок_20_графы_20_форматной_20_рамки">№ докум.</text:p></draw:text-box></draw:frame><draw:frame draw:style-name="Mfr2" draw:name="Перв.3: 17 Подп. (наименование)" text:anchor-type="paragraph" svg:x="6.001cm" svg:y="26.201cm" svg:width="1.499cm" svg:height="0.499cm" draw:z-index="0"><draw:text-box><text:p text:style-name="Заголовок_20_графы_20_форматной_20_рамки">Подп.</text:p></draw:text-box></draw:frame><draw:frame draw:style-name="Mfr2" draw:name="Перв.3: 18 Дата (наименование)" text:anchor-type="paragraph" svg:x="7.5cm" svg:y="26.201cm" svg:width="1cm" svg:height="0.499cm" draw:z-index="0"><draw:text-box><text:p text:style-name="Заголовок_20_графы_20_форматной_20_рамки">Дата</text:p></draw:text-box></draw:frame><draw:frame draw:style-name="Mfr2" draw:name="Перв.3: 19 Инв. № подл. (наименование)" text:anchor-type="paragraph" svg:x="0.801cm" svg:y="26.7cm" svg:width="0.499cm" svg:height="2.499cm" draw:z-index="0"><draw:text-box><text:p text:style-name="Заголовок_20_графы_20_форматной_20_рамки_20__28_повёрнуто_29_">Инв. № подл.</text:p></draw:text-box></draw:frame><draw:frame draw:style-name="Mfr1" draw:name="Перв.3: 19 Инв. № подл." text:anchor-type="paragraph" svg:x="1.3cm" svg:y="26.7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3: 20 Подп. и дата (наименование)" text:anchor-type="paragraph" svg:x="0.801cm" svg:y="23.2cm" svg:width="0.499cm" svg:height="3.5cm" draw:z-index="0"><draw:text-box><text:p text:style-name="Заголовок_20_графы_20_форматной_20_рамки_20__28_повёрнуто_29_">Подп. и дата</text:p></draw:text-box></draw:frame><draw:frame draw:style-name="Mfr3" draw:name="Перв.3: 20 Подп. и дата" text:anchor-type="paragraph" svg:x="1.3cm" svg:y="23.2cm" svg:width="0.7cm" svg:height="3.5cm" draw:z-index="0"><draw:text-box><text:p text:style-name="Значение_20_графы_20_форматной_20_рамки_20__28_повёрнуто_29_"/></draw:text-box></draw:frame><draw:frame draw:style-name="Mfr2" draw:name="Перв.3: 21 Взам. инв. № (наименование)" text:anchor-type="paragraph" svg:x="0.801cm" svg:y="20.699cm" svg:width="0.499cm" svg:height="2.499cm" draw:z-index="0"><draw:text-box><text:p text:style-name="Заголовок_20_графы_20_форматной_20_рамки_20__28_повёрнуто_29_">Взам. инв. №</text:p></draw:text-box></draw:frame><draw:frame draw:style-name="Mfr1" draw:name="Перв.3: 21 Взам. инв. №" text:anchor-type="paragraph" svg:x="1.3cm" svg:y="20.699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3: 22 Инв. № дубл. (наименование)" text:anchor-type="paragraph" svg:x="0.801cm" svg:y="18.2cm" svg:width="0.499cm" svg:height="2.499cm" draw:z-index="0"><draw:text-box><text:p text:style-name="Заголовок_20_графы_20_форматной_20_рамки_20__28_повёрнуто_29_">Инв. № дубл.</text:p></draw:text-box></draw:frame><draw:frame draw:style-name="Mfr1" draw:name="Перв.3: 22 Инв. № дубл." text:anchor-type="paragraph" svg:x="1.3cm" svg:y="18.2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3: 23 Подп. и дата (наименование)" text:anchor-type="paragraph" svg:x="0.801cm" svg:y="14.7cm" svg:width="0.499cm" svg:height="3.5cm" draw:z-index="0"><draw:text-box><text:p text:style-name="Заголовок_20_графы_20_форматной_20_рамки_20__28_повёрнуто_29_">Подп. и дата</text:p></draw:text-box></draw:frame><draw:frame draw:style-name="Mfr3" draw:name="Перв.3: 23 Подп. и дата" text:anchor-type="paragraph" svg:x="1.3cm" svg:y="14.7cm" svg:width="0.7cm" svg:height="3.5cm" draw:z-index="0"><draw:text-box><text:p text:style-name="Значение_20_графы_20_форматной_20_рамки_20__28_повёрнуто_29_"/></draw:text-box></draw:frame><draw:frame draw:style-name="Mfr1" draw:name="Перв.3: 27" text:anchor-type="paragraph" svg:x="8.5cm" svg:y="22.999cm" svg:width="1.401cm" svg:height="1.401cm" draw:z-index="0"><draw:text-box><text:p text:style-name="Значение_20_графы_20_форматной_20_рамки"/></draw:text-box></draw:frame><draw:frame draw:style-name="Mfr1" draw:name="Перв.3: 28" text:anchor-type="paragraph" svg:x="9.901cm" svg:y="22.999cm" svg:width="5.3cm" svg:height="1.401cm" draw:z-index="0"><draw:text-box><text:p text:style-name="Значение_20_графы_20_форматной_20_рамки"/></draw:text-box></draw:frame><draw:frame draw:style-name="Mfr1" draw:name="Перв.3: 29" text:anchor-type="paragraph" svg:x="15.199cm" svg:y="22.999cm" svg:width="5.3cm" svg:height="1.401cm" draw:z-index="0"><draw:text-box><text:p text:style-name="Значение_20_графы_20_форматной_20_рамки"/></draw:text-box></draw:frame><draw:frame draw:style-name="Mfr1" draw:name="Перв.3: 30" text:anchor-type="paragraph" svg:x="8.5cm" svg:y="24.4cm" svg:width="12cm" svg:height="0.801cm" draw:z-index="0"><draw:text-box><text:p text:style-name="Значение_20_графы_20_форматной_20_рамки"/></draw:text-box></draw:frame><draw:frame draw:style-name="Mfr2" draw:name="Перв.3: 31 Копировал (наименование)" text:anchor-type="paragraph" svg:x="9.5cm" svg:y="29.199cm" svg:height="0.499cm" draw:z-index="0"><draw:text-box fo:min-width="1cm"><text:p text:style-name="Заголовок_20_графы_20_форматной_20_рамки">Копировал</text:p></draw:text-box></draw:frame><draw:frame draw:style-name="Mfr2" draw:name="Перв.3: 32 Формат (наименование)" text:anchor-type="paragraph" svg:x="16.499cm" svg:y="29.199cm" svg:height="0.499cm" draw:z-index="0"><draw:text-box fo:min-width="1cm"><text:p text:style-name="Заголовок_20_графы_20_форматной_20_рамки">Формат А4</text:p></draw:text-box></draw:frame></text:p>
      </style:footer>
    </style:master-page>
    <style:master-page style:name="Первый_20_лист_20_4" style:display-name="Первый лист 4" style:page-layout-name="Mpm11" draw:style-name="Mdp5" style:next-style-name="Последующие_20_листы">
      <style:header>
        <text:p text:style-name="Text"/>
      </style:header>
      <style:footer>
        <text:p text:style-name="Text"><draw:frame draw:style-name="Mfr1" draw:name="Перв.4: 1 Наименование документа" text:anchor-type="paragraph" svg:x="8.5cm" svg:y="26.7cm" svg:width="7.001cm" svg:height="2.499cm" draw:z-index="0"><draw:text-box><text:p text:style-name="MP1"/></draw:text-box></draw:frame><draw:frame draw:style-name="Mfr1" draw:name="Перв.4: 2 Обозначение документа" text:anchor-type="paragraph" svg:x="8.5cm" svg:y="25.201cm" svg:width="12cm" svg:height="1.499cm" draw:z-index="0"><draw:text-box><text:p text:style-name="MP2"/></draw:text-box></draw:frame><draw:frame draw:style-name="Mfr1" draw:name="Перв.4: 9 Наименование организации" text:anchor-type="paragraph" svg:x="15.499cm" svg:y="27.7cm" svg:width="5.001cm" svg:height="1.499cm" draw:z-index="0"><draw:text-box><text:p text:style-name="MP1"/></draw:text-box></draw:frame><draw:frame draw:style-name="Mfr2" draw:name="Перв.4: 4 Лит. (наименование)" text:anchor-type="paragraph" svg:x="15.499cm" svg:y="26.7cm" svg:width="1.499cm" svg:height="0.499cm" draw:z-index="0"><draw:text-box><text:p text:style-name="Заголовок_20_графы_20_форматной_20_рамки">Лит.</text:p></draw:text-box></draw:frame><draw:frame draw:style-name="Mfr1" draw:name="Перв.4: 4 Лит.1" text:anchor-type="paragraph" svg:x="15.499cm" svg:y="27.199cm" svg:width="0.499cm" svg:height="0.499cm" draw:z-index="0"><draw:text-box><text:p text:style-name="Значение_20_графы_20_форматной_20_рамки"/></draw:text-box></draw:frame><draw:frame draw:style-name="Mfr1" draw:name="Перв.4: 4 Лит.2" text:anchor-type="paragraph" svg:x="16cm" svg:y="27.199cm" svg:width="0.499cm" svg:height="0.499cm" draw:z-index="0"><draw:text-box><text:p text:style-name="Значение_20_графы_20_форматной_20_рамки"/></draw:text-box></draw:frame><draw:frame draw:style-name="Mfr1" draw:name="Перв.4: 4 Лит.3" text:anchor-type="paragraph" svg:x="16.499cm" svg:y="27.199cm" svg:width="0.499cm" svg:height="0.499cm" draw:z-index="0"><draw:text-box><text:p text:style-name="Значение_20_графы_20_форматной_20_рамки"/></draw:text-box></draw:frame><draw:frame draw:style-name="Mfr2" draw:name="Перв.4: 7 Лист (наименование)" text:anchor-type="paragraph" svg:x="17cm" svg:y="26.7cm" svg:width="1.499cm" svg:height="0.499cm" draw:z-index="0"><draw:text-box><text:p text:style-name="Заголовок_20_графы_20_форматной_20_рамки">Лист</text:p></draw:text-box></draw:frame><draw:frame draw:style-name="Mfr1" draw:name="Перв.4: 7 Лист" text:anchor-type="paragraph" svg:x="17cm" svg:y="27.199cm" svg:width="1.499cm" svg:height="0.499cm" draw:z-index="0"><draw:text-box><text:p text:style-name="Значение_20_графы_20_форматной_20_рамки"><text:hidden-paragraph text:condition="ooow:Page == 1" text:is-hidden="true"/><text:page-number text:select-page="current">0</text:page-number></text:p><text:p text:style-name="Значение_20_графы_20_форматной_20_рамки"/></draw:text-box></draw:frame><draw:frame draw:style-name="Mfr2" draw:name="Перв.4: 8 Листов (наименование)" text:anchor-type="paragraph" svg:x="18.5cm" svg:y="26.7cm" svg:width="2cm" svg:height="0.499cm" draw:z-index="0"><draw:text-box><text:p text:style-name="Заголовок_20_графы_20_форматной_20_рамки">Листов</text:p></draw:text-box></draw:frame><draw:frame draw:style-name="Mfr1" draw:name="Перв.4: 8 Листов" text:anchor-type="paragraph" svg:x="18.5cm" svg:y="27.199cm" svg:width="2cm" svg:height="0.499cm" draw:z-index="0"><draw:text-box><text:p text:style-name="Значение_20_графы_20_форматной_20_рамки"><text:page-count>2</text:page-count></text:p></draw:text-box></draw:frame><draw:frame draw:style-name="Mfr2" draw:name="Перв.4: 10 Разраб. (наименование)" text:anchor-type="paragraph" svg:x="2cm" svg:y="26.7cm" svg:width="1.7cm" svg:height="0.499cm" draw:z-index="0"><draw:text-box><text:p text:style-name="MP3">Разраб.</text:p></draw:text-box></draw:frame><draw:frame draw:style-name="Mfr2" draw:name="Перв.4: 10 Пров. (наименование)" text:anchor-type="paragraph" svg:x="2cm" svg:y="27.199cm" svg:width="1.7cm" svg:height="0.499cm" draw:z-index="0"><draw:text-box><text:p text:style-name="MP3">Пров.</text:p></draw:text-box></draw:frame><draw:frame draw:style-name="Mfr1" draw:name="Перв.4: 10" text:anchor-type="paragraph" svg:x="2cm" svg:y="27.7cm" svg:width="1.7cm" svg:height="0.499cm" draw:z-index="0"><draw:text-box><text:p text:style-name="MP4"/></draw:text-box></draw:frame><draw:frame draw:style-name="Mfr2" draw:name="Перв.4: 10 Н. контр. (наименование)" text:anchor-type="paragraph" svg:x="2cm" svg:y="28.199cm" svg:width="1.7cm" svg:height="0.499cm" draw:z-index="0"><draw:text-box><text:p text:style-name="MP5">Н. контр.</text:p></draw:text-box></draw:frame><draw:frame draw:style-name="Mfr2" draw:name="Перв.4: 10 Утв. (наименование)" text:anchor-type="paragraph" svg:x="2cm" svg:y="28.7cm" svg:width="1.7cm" svg:height="0.499cm" draw:z-index="0"><draw:text-box><text:p text:style-name="MP3">Утв.</text:p></draw:text-box></draw:frame><draw:frame draw:style-name="Mfr1" draw:name="Перв.4: 11 Разраб." text:anchor-type="paragraph" svg:x="3.701cm" svg:y="26.7cm" svg:width="2.3cm" svg:height="0.499cm" draw:z-index="0"><draw:text-box><text:p text:style-name="MP4"/></draw:text-box></draw:frame><draw:frame draw:style-name="Mfr1" draw:name="Перв.4: 11 Пров." text:anchor-type="paragraph" svg:x="3.701cm" svg:y="27.199cm" svg:width="2.3cm" svg:height="0.499cm" draw:z-index="0"><draw:text-box><text:p text:style-name="MP4"/></draw:text-box></draw:frame><draw:frame draw:style-name="Mfr1" draw:name="Перв.4: 11" text:anchor-type="paragraph" svg:x="3.701cm" svg:y="27.7cm" svg:width="2.3cm" svg:height="0.499cm" draw:z-index="0"><draw:text-box><text:p text:style-name="MP4"/></draw:text-box></draw:frame><draw:frame draw:style-name="Mfr1" draw:name="Перв.4: 11 Н. контр." text:anchor-type="paragraph" svg:x="3.701cm" svg:y="28.199cm" svg:width="2.3cm" svg:height="0.499cm" draw:z-index="0"><draw:text-box><text:p text:style-name="MP4"/></draw:text-box></draw:frame><draw:frame draw:style-name="Mfr1" draw:name="Перв.4: 11 Утв." text:anchor-type="paragraph" svg:x="3.701cm" svg:y="28.7cm" svg:width="2.3cm" svg:height="0.499cm" draw:z-index="0"><draw:text-box><text:p text:style-name="MP4"/></draw:text-box></draw:frame><draw:frame draw:style-name="Mfr1" draw:name="Перв.4: 13 Разраб." text:anchor-type="paragraph" svg:x="7.5cm" svg:y="26.7cm" svg:width="1cm" svg:height="0.499cm" draw:z-index="0"><draw:text-box><text:p text:style-name="MP4"/></draw:text-box></draw:frame><draw:frame draw:style-name="Mfr1" draw:name="Перв.4: 13 Пров." text:anchor-type="paragraph" svg:x="7.5cm" svg:y="27.199cm" svg:width="1cm" svg:height="0.499cm" draw:z-index="0"><draw:text-box><text:p text:style-name="MP4"/></draw:text-box></draw:frame><draw:frame draw:style-name="Mfr1" draw:name="Перв.4: 13" text:anchor-type="paragraph" svg:x="7.5cm" svg:y="27.7cm" svg:width="1cm" svg:height="0.499cm" draw:z-index="0"><draw:text-box><text:p text:style-name="MP4"/></draw:text-box></draw:frame><draw:frame draw:style-name="Mfr1" draw:name="Перв.4: 13 Н. контр." text:anchor-type="paragraph" svg:x="7.5cm" svg:y="28.199cm" svg:width="1cm" svg:height="0.499cm" draw:z-index="0"><draw:text-box><text:p text:style-name="MP4"/></draw:text-box></draw:frame><draw:frame draw:style-name="Mfr1" draw:name="Перв.4: 13 Утв." text:anchor-type="paragraph" svg:x="7.5cm" svg:y="28.7cm" svg:width="1cm" svg:height="0.499cm" draw:z-index="0"><draw:text-box><text:p text:style-name="MP4"/></draw:text-box></draw:frame><draw:frame draw:style-name="Mfr2" draw:name="Перв.4: 14 Изм. (наименование)" text:anchor-type="paragraph" svg:x="2cm" svg:y="26.201cm" svg:width="0.7cm" svg:height="0.499cm" draw:z-index="0"><draw:text-box><text:p text:style-name="MP6">Изм.</text:p></draw:text-box></draw:frame><draw:frame draw:style-name="Mfr2" draw:name="Перв.4: 15 Лист (наименование)" text:anchor-type="paragraph" svg:x="2.701cm" svg:y="26.201cm" svg:width="1cm" svg:height="0.499cm" draw:z-index="0"><draw:text-box><text:p text:style-name="Заголовок_20_графы_20_форматной_20_рамки">Лист</text:p></draw:text-box></draw:frame><draw:frame draw:style-name="Mfr2" draw:name="Перв.4: 16 № докум. (наименование)" text:anchor-type="paragraph" svg:x="3.701cm" svg:y="26.201cm" svg:width="2.3cm" svg:height="0.499cm" draw:z-index="0"><draw:text-box><text:p text:style-name="Заголовок_20_графы_20_форматной_20_рамки">№ докум.</text:p></draw:text-box></draw:frame><draw:frame draw:style-name="Mfr2" draw:name="Перв.4: 17 Подп. (наименование)" text:anchor-type="paragraph" svg:x="6.001cm" svg:y="26.201cm" svg:width="1.499cm" svg:height="0.499cm" draw:z-index="0"><draw:text-box><text:p text:style-name="Заголовок_20_графы_20_форматной_20_рамки">Подп.</text:p></draw:text-box></draw:frame><draw:frame draw:style-name="Mfr2" draw:name="Перв.4: 18 Дата (наименование)" text:anchor-type="paragraph" svg:x="7.5cm" svg:y="26.201cm" svg:width="1cm" svg:height="0.499cm" draw:z-index="0"><draw:text-box><text:p text:style-name="Заголовок_20_графы_20_форматной_20_рамки">Дата</text:p></draw:text-box></draw:frame><draw:frame draw:style-name="Mfr2" draw:name="Перв.4: 19 Инв. № подл. (наименование)" text:anchor-type="paragraph" svg:x="0.801cm" svg:y="26.7cm" svg:width="0.499cm" svg:height="2.499cm" draw:z-index="0"><draw:text-box><text:p text:style-name="Заголовок_20_графы_20_форматной_20_рамки_20__28_повёрнуто_29_">Инв. № подл.</text:p></draw:text-box></draw:frame><draw:frame draw:style-name="Mfr1" draw:name="Перв.4: 19 Инв. № подл." text:anchor-type="paragraph" svg:x="1.3cm" svg:y="26.7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4: 20 Подп. и дата (наименование)" text:anchor-type="paragraph" svg:x="0.801cm" svg:y="23.2cm" svg:width="0.499cm" svg:height="3.5cm" draw:z-index="0"><draw:text-box><text:p text:style-name="Заголовок_20_графы_20_форматной_20_рамки_20__28_повёрнуто_29_">Подп. и дата</text:p></draw:text-box></draw:frame><draw:frame draw:style-name="Mfr3" draw:name="Перв.4: 20 Подп. и дата" text:anchor-type="paragraph" svg:x="1.3cm" svg:y="23.2cm" svg:width="0.7cm" svg:height="3.5cm" draw:z-index="0"><draw:text-box><text:p text:style-name="Значение_20_графы_20_форматной_20_рамки_20__28_повёрнуто_29_"/></draw:text-box></draw:frame><draw:frame draw:style-name="Mfr2" draw:name="Перв.4: 21 Взам. инв. № (наименование)" text:anchor-type="paragraph" svg:x="0.801cm" svg:y="20.699cm" svg:width="0.499cm" svg:height="2.499cm" draw:z-index="0"><draw:text-box><text:p text:style-name="Заголовок_20_графы_20_форматной_20_рамки_20__28_повёрнуто_29_">Взам. инв. №</text:p></draw:text-box></draw:frame><draw:frame draw:style-name="Mfr1" draw:name="Перв.4: 21 Взам. инв. №" text:anchor-type="paragraph" svg:x="1.3cm" svg:y="20.699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4: 22 Инв. № дубл. (наименование)" text:anchor-type="paragraph" svg:x="0.801cm" svg:y="18.2cm" svg:width="0.499cm" svg:height="2.499cm" draw:z-index="0"><draw:text-box><text:p text:style-name="Заголовок_20_графы_20_форматной_20_рамки_20__28_повёрнуто_29_">Инв. № дубл.</text:p></draw:text-box></draw:frame><draw:frame draw:style-name="Mfr1" draw:name="Перв.4: 22 Инв. № дубл." text:anchor-type="paragraph" svg:x="1.3cm" svg:y="18.2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4: 23 Подп. и дата (наименование)" text:anchor-type="paragraph" svg:x="0.801cm" svg:y="14.7cm" svg:width="0.499cm" svg:height="3.5cm" draw:z-index="0"><draw:text-box><text:p text:style-name="Заголовок_20_графы_20_форматной_20_рамки_20__28_повёрнуто_29_">Подп. и дата</text:p></draw:text-box></draw:frame><draw:frame draw:style-name="Mfr3" draw:name="Перв.4: 23 Подп. и дата" text:anchor-type="paragraph" svg:x="1.3cm" svg:y="14.7cm" svg:width="0.7cm" svg:height="3.5cm" draw:z-index="0"><draw:text-box><text:p text:style-name="Значение_20_графы_20_форматной_20_рамки_20__28_повёрнуто_29_"/></draw:text-box></draw:frame><draw:frame draw:style-name="Mfr2" draw:name="Перв.4: 24 Справ. № (наименование)" text:anchor-type="paragraph" svg:x="0.801cm" svg:y="6.5cm" svg:width="0.499cm" svg:height="6.001cm" draw:z-index="0"><draw:text-box><text:p text:style-name="Заголовок_20_графы_20_форматной_20_рамки_20__28_повёрнуто_29_">Справ. №</text:p></draw:text-box></draw:frame><draw:frame draw:style-name="Mfr1" draw:name="Перв.4: 24 Справ. №" text:anchor-type="paragraph" svg:x="1.3cm" svg:y="6.5cm" svg:width="0.7cm" svg:height="6.001cm" draw:z-index="0"><draw:text-box><text:p text:style-name="Значение_20_графы_20_форматной_20_рамки_20__28_повёрнуто_29_"/></draw:text-box></draw:frame><draw:frame draw:style-name="Mfr2" draw:name="Перв.4: 25 Перв. примен. (наименование)" text:anchor-type="paragraph" svg:x="0.801cm" svg:y="0.499cm" svg:width="0.499cm" svg:height="6.001cm" draw:z-index="0"><draw:text-box><text:p text:style-name="Заголовок_20_графы_20_форматной_20_рамки_20__28_повёрнуто_29_">Перв. примен.</text:p></draw:text-box></draw:frame><draw:frame draw:style-name="Mfr1" draw:name="Перв.4: 25 Перв. примен." text:anchor-type="paragraph" svg:x="1.3cm" svg:y="0.499cm" svg:width="0.7cm" svg:height="6.001cm" draw:z-index="0"><draw:text-box><text:p text:style-name="Значение_20_графы_20_форматной_20_рамки_20__28_повёрнуто_29_"/></draw:text-box></draw:frame><draw:frame draw:style-name="Mfr1" draw:name="Перв.4: 27" text:anchor-type="paragraph" svg:x="8.5cm" svg:y="22.999cm" svg:width="1.401cm" svg:height="1.401cm" draw:z-index="0"><draw:text-box><text:p text:style-name="Значение_20_графы_20_форматной_20_рамки"/></draw:text-box></draw:frame><draw:frame draw:style-name="Mfr1" draw:name="Перв.4: 28" text:anchor-type="paragraph" svg:x="9.901cm" svg:y="22.999cm" svg:width="5.3cm" svg:height="1.401cm" draw:z-index="0"><draw:text-box><text:p text:style-name="Значение_20_графы_20_форматной_20_рамки"/></draw:text-box></draw:frame><draw:frame draw:style-name="Mfr1" draw:name="Перв.4: 29" text:anchor-type="paragraph" svg:x="15.199cm" svg:y="22.999cm" svg:width="5.3cm" svg:height="1.401cm" draw:z-index="0"><draw:text-box><text:p text:style-name="Значение_20_графы_20_форматной_20_рамки"/></draw:text-box></draw:frame><draw:frame draw:style-name="Mfr1" draw:name="Перв.4: 30" text:anchor-type="paragraph" svg:x="8.5cm" svg:y="24.4cm" svg:width="12cm" svg:height="0.801cm" draw:z-index="0"><draw:text-box><text:p text:style-name="Значение_20_графы_20_форматной_20_рамки"/></draw:text-box></draw:frame><draw:frame draw:style-name="Mfr2" draw:name="Перв.4: 31 Копировал (наименование)" text:anchor-type="paragraph" svg:x="9.5cm" svg:y="29.199cm" svg:height="0.499cm" draw:z-index="0"><draw:text-box fo:min-width="1cm"><text:p text:style-name="Заголовок_20_графы_20_форматной_20_рамки">Копировал</text:p></draw:text-box></draw:frame><draw:frame draw:style-name="Mfr2" draw:name="Перв.4: 32 Формат (наименование)" text:anchor-type="paragraph" svg:x="16.499cm" svg:y="29.199cm" svg:height="0.499cm" draw:z-index="0"><draw:text-box fo:min-width="1cm"><text:p text:style-name="Заголовок_20_графы_20_форматной_20_рамки">Формат А4</text:p></draw:text-box></draw:frame></text:p>
      </style:footer>
    </style:master-page>
    <style:master-page style:name="Последующие_20_листы" style:display-name="Последующие листы" style:page-layout-name="Mpm12" draw:style-name="Mdp6">
      <style:header>
        <text:p text:style-name="Text"/>
      </style:header>
      <style:footer>
        <text:p text:style-name="Text"><draw:frame draw:style-name="Mfr2" draw:name="Прочие: 2 Обозначение документа" text:anchor-type="paragraph" svg:x="8.5cm" svg:y="27.7cm" svg:width="11cm" svg:height="1.499cm" draw:z-index="19"><draw:text-box><text:p text:style-name="MP2"/></draw:text-box></draw:frame><draw:frame draw:style-name="Mfr2" draw:name="Прочие: 7 Лист (наименование)" text:anchor-type="paragraph" svg:x="19.5cm" svg:y="27.7cm" svg:width="1cm" svg:height="0.7cm" draw:z-index="18"><draw:text-box><text:p text:style-name="Заголовок_20_графы_20_форматной_20_рамки">Лист</text:p></draw:text-box></draw:frame><draw:frame draw:style-name="Mfr1" draw:name="Прочие: 7 Лист" text:anchor-type="paragraph" svg:x="19.5cm" svg:y="28.4cm" svg:width="1cm" svg:height="0.801cm" draw:z-index="17"><draw:text-box><text:p text:style-name="Значение_20_графы_20_форматной_20_рамки"><text:page-number text:select-page="current">2</text:page-number></text:p></draw:text-box></draw:frame><draw:frame draw:style-name="Mfr2" draw:name="Прочие: 14 Изм. (наименование)" text:anchor-type="paragraph" svg:x="2cm" svg:y="28.7cm" svg:width="0.7cm" svg:height="0.499cm" draw:z-index="16"><draw:text-box><text:p text:style-name="MP6">Изм.</text:p></draw:text-box></draw:frame><draw:frame draw:style-name="Mfr2" draw:name="Прочие: 15 Лист (наименование)" text:anchor-type="paragraph" svg:x="2.701cm" svg:y="28.7cm" svg:width="1cm" svg:height="0.499cm" draw:z-index="15"><draw:text-box><text:p text:style-name="Заголовок_20_графы_20_форматной_20_рамки">Лист</text:p></draw:text-box></draw:frame><draw:frame draw:style-name="Mfr2" draw:name="Прочие: 16 № докум. (наименование)" text:anchor-type="paragraph" svg:x="3.701cm" svg:y="28.7cm" svg:width="2.3cm" svg:height="0.499cm" draw:z-index="14"><draw:text-box><text:p text:style-name="Заголовок_20_графы_20_форматной_20_рамки">№ докум.</text:p></draw:text-box></draw:frame><draw:frame draw:style-name="Mfr2" draw:name="Прочие: 17 Подп. (наименование)" text:anchor-type="paragraph" svg:x="6.001cm" svg:y="28.7cm" svg:width="1.499cm" svg:height="0.499cm" draw:z-index="13"><draw:text-box><text:p text:style-name="Заголовок_20_графы_20_форматной_20_рамки">Подп.</text:p></draw:text-box></draw:frame><draw:frame draw:style-name="Mfr2" draw:name="Прочие: 18 Дата (наименование)" text:anchor-type="paragraph" svg:x="7.5cm" svg:y="28.7cm" svg:width="1cm" svg:height="0.499cm" draw:z-index="12"><draw:text-box><text:p text:style-name="Заголовок_20_графы_20_форматной_20_рамки">Дата</text:p></draw:text-box></draw:frame><draw:frame draw:style-name="Mfr2" draw:name="Прочие: 19 Инв. № подл. (наименование)" text:anchor-type="paragraph" svg:x="0.801cm" svg:y="26.7cm" svg:width="0.499cm" svg:height="2.499cm" draw:z-index="11"><draw:text-box><text:p text:style-name="Заголовок_20_графы_20_форматной_20_рамки_20__28_повёрнуто_29_">Инв. № подл.</text:p></draw:text-box></draw:frame><draw:frame draw:style-name="Mfr2" draw:name="Прочие: 19 Инв. № подл." text:anchor-type="paragraph" svg:x="1.3cm" svg:y="26.7cm" svg:width="0.7cm" svg:height="2.499cm" draw:z-index="10"><draw:text-box><text:p text:style-name="Значение_20_графы_20_форматной_20_рамки_20__28_повёрнуто_29_"/></draw:text-box></draw:frame><draw:frame draw:style-name="Mfr2" draw:name="Прочие: 20 Подп. и дата (наименование)" text:anchor-type="paragraph" svg:x="0.801cm" svg:y="23.2cm" svg:width="0.499cm" svg:height="3.5cm" draw:z-index="9"><draw:text-box><text:p text:style-name="Заголовок_20_графы_20_форматной_20_рамки_20__28_повёрнуто_29_">Подп. и дата</text:p></draw:text-box></draw:frame><draw:frame draw:style-name="Mfr4" draw:name="Прочие: 20 Подп. и дата" text:anchor-type="paragraph" svg:x="1.3cm" svg:y="23.2cm" svg:width="0.7cm" svg:height="3.5cm" draw:z-index="8"><draw:text-box><text:p text:style-name="Значение_20_графы_20_форматной_20_рамки_20__28_повёрнуто_29_"/></draw:text-box></draw:frame><draw:frame draw:style-name="Mfr2" draw:name="Прочие: 21 Взам. инв. № (наименование)" text:anchor-type="paragraph" svg:x="0.801cm" svg:y="20.699cm" svg:width="0.499cm" svg:height="2.499cm" draw:z-index="7"><draw:text-box><text:p text:style-name="Заголовок_20_графы_20_форматной_20_рамки_20__28_повёрнуто_29_">Взам. инв. №</text:p></draw:text-box></draw:frame><draw:frame draw:style-name="Mfr2" draw:name="Прочие: 21 Взам. инв. №" text:anchor-type="paragraph" svg:x="1.3cm" svg:y="20.699cm" svg:width="0.7cm" svg:height="2.499cm" draw:z-index="6"><draw:text-box><text:p text:style-name="Значение_20_графы_20_форматной_20_рамки_20__28_повёрнуто_29_"/></draw:text-box></draw:frame><draw:frame draw:style-name="Mfr2" draw:name="Прочие: 22 Инв. № дубл. (наименование)" text:anchor-type="paragraph" svg:x="0.801cm" svg:y="18.2cm" svg:width="0.499cm" svg:height="2.499cm" draw:z-index="5"><draw:text-box><text:p text:style-name="Заголовок_20_графы_20_форматной_20_рамки_20__28_повёрнуто_29_">Инв. № дубл.</text:p></draw:text-box></draw:frame><draw:frame draw:style-name="Mfr2" draw:name="Прочие: 22 Инв. № дубл." text:anchor-type="paragraph" svg:x="1.3cm" svg:y="18.2cm" svg:width="0.7cm" svg:height="2.499cm" draw:z-index="4"><draw:text-box><text:p text:style-name="Значение_20_графы_20_форматной_20_рамки_20__28_повёрнуто_29_"/></draw:text-box></draw:frame><draw:frame draw:style-name="Mfr2" draw:name="Прочие: 23 Подп. и дата (наименование)" text:anchor-type="paragraph" svg:x="0.801cm" svg:y="14.7cm" svg:width="0.499cm" svg:height="3.5cm" draw:z-index="3"><draw:text-box><text:p text:style-name="Заголовок_20_графы_20_форматной_20_рамки_20__28_повёрнуто_29_">Подп. и дата</text:p></draw:text-box></draw:frame><draw:frame draw:style-name="Mfr4" draw:name="Прочие: 23 Подп. и дата" text:anchor-type="paragraph" svg:x="1.3cm" svg:y="14.7cm" svg:width="0.7cm" svg:height="3.5cm" draw:z-index="2"><draw:text-box><text:p text:style-name="Значение_20_графы_20_форматной_20_рамки_20__28_повёрнуто_29_"/></draw:text-box></draw:frame><draw:frame draw:style-name="Mfr2" draw:name="Прочие: 31 Копировал (наименование)" text:anchor-type="paragraph" svg:x="9.5cm" svg:y="29.199cm" svg:height="0.499cm" draw:z-index="1"><draw:text-box fo:min-width="1cm"><text:p text:style-name="Заголовок_20_графы_20_форматной_20_рамки">Копировал</text:p></draw:text-box></draw:frame><draw:frame draw:style-name="Mfr2" draw:name="Прочие: 32 Формат (наименование)" text:anchor-type="paragraph" svg:x="16.499cm" svg:y="29.199cm" svg:height="0.499cm" draw:z-index="0"><draw:text-box fo:min-width="1cm"><text:p text:style-name="Заголовок_20_графы_20_форматной_20_рамки">Формат А4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20T12:43:56.185000000</meta:creation-date>
    <meta:editing-duration>PT40M27S</meta:editing-duration>
    <meta:editing-cycles>3</meta:editing-cycles>
    <meta:generator>LibreOffice/24.2.2.2$Windows_X86_64 LibreOffice_project/d56cc158d8a96260b836f100ef4b4ef25d6f1a01</meta:generator>
    <dc:date>2024-06-20T13:34:32.523000000</dc:date>
    <meta:print-date>2024-06-20T12:53:07.771000000</meta:print-date>
    <meta:printed-by>Файлы PDF</meta:printed-by>
    <meta:document-statistic meta:table-count="1" meta:image-count="0" meta:object-count="0" meta:page-count="2" meta:paragraph-count="218" meta:word-count="313" meta:character-count="1525" meta:non-whitespace-character-count="1403"/>
  </office:meta>
</office:document-meta>
</file>